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 style:may-break-between-rows="true" style:writing-mode="lr-tb"/>
    </style:style>
    <style:style style:name="Table1.A" style:family="table-column">
      <style:table-column-properties style:column-width="3.678cm"/>
    </style:style>
    <style:style style:name="Table1.B" style:family="table-column">
      <style:table-column-properties style:column-width="7.62cm"/>
    </style:style>
    <style:style style:name="Table1.C" style:family="table-column">
      <style:table-column-properties style:column-width="5.741cm"/>
    </style:style>
    <style:style style:name="Table1.1" style:family="table-row">
      <style:table-row-properties style:min-row-height="0.6cm"/>
    </style:style>
    <style:style style:name="Table1.A1" style:family="table-cell">
      <style:table-cell-properties fo:background-color="#4f81bd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1" style:family="table-cell">
      <style:table-cell-properties fo:background-color="#4f81bd" fo:padding-left="0.191cm" fo:padding-right="0.191cm" fo:padding-top="0cm" fo:padding-bottom="0cm" fo:border="1pt solid #80808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.C2" style:family="table-cell">
      <style:table-cell-properties fo:background-color="#ffffff" fo:padding-left="0.191cm" fo:padding-right="0.191cm" fo:padding-top="0cm" fo:padding-bottom="0cm" fo:border="1pt solid #808080" fo:vertical-align="top">
        <style:background-image/>
      </style:table-cell-properties>
    </style:style>
    <style:style style:name="Table2" style:family="table">
      <style:table-properties style:width="16.983cm" fo:margin-left="0cm" table:align="left" style:may-break-between-rows="true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5.967cm"/>
    </style:style>
    <style:style style:name="Table2.C" style:family="table-column">
      <style:table-column-properties style:column-width="3.558cm"/>
    </style:style>
    <style:style style:name="Table2.D" style:family="table-column">
      <style:table-column-properties style:column-width="3.965cm"/>
    </style:style>
    <style:style style:name="Table2.1" style:family="table-row">
      <style:table-row-properties style:min-row-height="0.474cm"/>
    </style:style>
    <style:style style:name="Table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9" style:family="table">
      <style:table-properties style:width="16.983cm" fo:margin-left="0cm" table:align="left" style:may-break-between-rows="true" style:writing-mode="lr-tb"/>
    </style:style>
    <style:style style:name="Table9.A" style:family="table-column">
      <style:table-column-properties style:column-width="3.493cm"/>
    </style:style>
    <style:style style:name="Table9.B" style:family="table-column">
      <style:table-column-properties style:column-width="5.967cm"/>
    </style:style>
    <style:style style:name="Table9.C" style:family="table-column">
      <style:table-column-properties style:column-width="3.558cm"/>
    </style:style>
    <style:style style:name="Table9.D" style:family="table-column">
      <style:table-column-properties style:column-width="3.965cm"/>
    </style:style>
    <style:style style:name="Table9.1" style:family="table-row">
      <style:table-row-properties style:min-row-height="0.474cm"/>
    </style:style>
    <style:style style:name="Table9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9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9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9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9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9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9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9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3" style:family="table">
      <style:table-properties style:width="16.983cm" fo:margin-left="0cm" table:align="left" style:may-break-between-rows="true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5.967cm"/>
    </style:style>
    <style:style style:name="Table3.C" style:family="table-column">
      <style:table-column-properties style:column-width="3.558cm"/>
    </style:style>
    <style:style style:name="Table3.D" style:family="table-column">
      <style:table-column-properties style:column-width="3.965cm"/>
    </style:style>
    <style:style style:name="Table3.1" style:family="table-row">
      <style:table-row-properties style:min-row-height="0.474cm"/>
    </style:style>
    <style:style style:name="Table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4" style:family="table">
      <style:table-properties style:width="16.983cm" fo:margin-left="0cm" table:align="left" style:may-break-between-rows="true" style:writing-mode="lr-tb"/>
    </style:style>
    <style:style style:name="Table4.A" style:family="table-column">
      <style:table-column-properties style:column-width="3.493cm"/>
    </style:style>
    <style:style style:name="Table4.B" style:family="table-column">
      <style:table-column-properties style:column-width="5.967cm"/>
    </style:style>
    <style:style style:name="Table4.C" style:family="table-column">
      <style:table-column-properties style:column-width="3.558cm"/>
    </style:style>
    <style:style style:name="Table4.D" style:family="table-column">
      <style:table-column-properties style:column-width="3.965cm"/>
    </style:style>
    <style:style style:name="Table4.1" style:family="table-row">
      <style:table-row-properties style:min-row-height="0.474cm"/>
    </style:style>
    <style:style style:name="Table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0" style:family="table">
      <style:table-properties style:width="16.983cm" fo:margin-left="0cm" table:align="left" style:may-break-between-rows="true" style:writing-mode="lr-tb"/>
    </style:style>
    <style:style style:name="Table10.A" style:family="table-column">
      <style:table-column-properties style:column-width="3.493cm"/>
    </style:style>
    <style:style style:name="Table10.B" style:family="table-column">
      <style:table-column-properties style:column-width="5.967cm"/>
    </style:style>
    <style:style style:name="Table10.C" style:family="table-column">
      <style:table-column-properties style:column-width="3.558cm"/>
    </style:style>
    <style:style style:name="Table10.D" style:family="table-column">
      <style:table-column-properties style:column-width="3.965cm"/>
    </style:style>
    <style:style style:name="Table10.1" style:family="table-row">
      <style:table-row-properties style:min-row-height="0.474cm"/>
    </style:style>
    <style:style style:name="Table1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1" style:family="table">
      <style:table-properties style:width="16.983cm" fo:margin-left="0cm" table:align="left" style:may-break-between-rows="true" style:writing-mode="lr-tb"/>
    </style:style>
    <style:style style:name="Table11.A" style:family="table-column">
      <style:table-column-properties style:column-width="3.493cm"/>
    </style:style>
    <style:style style:name="Table11.B" style:family="table-column">
      <style:table-column-properties style:column-width="5.967cm"/>
    </style:style>
    <style:style style:name="Table11.C" style:family="table-column">
      <style:table-column-properties style:column-width="3.558cm"/>
    </style:style>
    <style:style style:name="Table11.D" style:family="table-column">
      <style:table-column-properties style:column-width="3.965cm"/>
    </style:style>
    <style:style style:name="Table11.1" style:family="table-row">
      <style:table-row-properties style:min-row-height="0.474cm"/>
    </style:style>
    <style:style style:name="Table11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1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1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1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1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1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2" style:family="table">
      <style:table-properties style:width="16.983cm" fo:margin-left="0cm" table:align="left" style:may-break-between-rows="true" style:writing-mode="lr-tb"/>
    </style:style>
    <style:style style:name="Table12.A" style:family="table-column">
      <style:table-column-properties style:column-width="3.493cm"/>
    </style:style>
    <style:style style:name="Table12.B" style:family="table-column">
      <style:table-column-properties style:column-width="5.967cm"/>
    </style:style>
    <style:style style:name="Table12.C" style:family="table-column">
      <style:table-column-properties style:column-width="3.558cm"/>
    </style:style>
    <style:style style:name="Table12.D" style:family="table-column">
      <style:table-column-properties style:column-width="3.965cm"/>
    </style:style>
    <style:style style:name="Table12.1" style:family="table-row">
      <style:table-row-properties style:min-row-height="0.474cm"/>
    </style:style>
    <style:style style:name="Table12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2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2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2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2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2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2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2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4" style:family="table">
      <style:table-properties style:width="16.983cm" fo:margin-left="0cm" table:align="left" style:may-break-between-rows="true" style:writing-mode="lr-tb"/>
    </style:style>
    <style:style style:name="Table14.A" style:family="table-column">
      <style:table-column-properties style:column-width="3.493cm"/>
    </style:style>
    <style:style style:name="Table14.B" style:family="table-column">
      <style:table-column-properties style:column-width="5.967cm"/>
    </style:style>
    <style:style style:name="Table14.C" style:family="table-column">
      <style:table-column-properties style:column-width="3.558cm"/>
    </style:style>
    <style:style style:name="Table14.D" style:family="table-column">
      <style:table-column-properties style:column-width="3.965cm"/>
    </style:style>
    <style:style style:name="Table14.1" style:family="table-row">
      <style:table-row-properties style:min-row-height="0.474cm"/>
    </style:style>
    <style:style style:name="Table14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4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4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4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4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4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4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4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5" style:family="table">
      <style:table-properties style:width="16.983cm" fo:margin-left="0cm" table:align="left" style:may-break-between-rows="true" style:writing-mode="lr-tb"/>
    </style:style>
    <style:style style:name="Table15.A" style:family="table-column">
      <style:table-column-properties style:column-width="3.493cm"/>
    </style:style>
    <style:style style:name="Table15.B" style:family="table-column">
      <style:table-column-properties style:column-width="5.967cm"/>
    </style:style>
    <style:style style:name="Table15.C" style:family="table-column">
      <style:table-column-properties style:column-width="3.558cm"/>
    </style:style>
    <style:style style:name="Table15.D" style:family="table-column">
      <style:table-column-properties style:column-width="3.965cm"/>
    </style:style>
    <style:style style:name="Table15.1" style:family="table-row">
      <style:table-row-properties style:min-row-height="0.474cm"/>
    </style:style>
    <style:style style:name="Table1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6" style:family="table">
      <style:table-properties style:width="16.983cm" fo:margin-left="0cm" table:align="left" style:may-break-between-rows="true" style:writing-mode="lr-tb"/>
    </style:style>
    <style:style style:name="Table16.A" style:family="table-column">
      <style:table-column-properties style:column-width="3.493cm"/>
    </style:style>
    <style:style style:name="Table16.B" style:family="table-column">
      <style:table-column-properties style:column-width="5.967cm"/>
    </style:style>
    <style:style style:name="Table16.C" style:family="table-column">
      <style:table-column-properties style:column-width="3.558cm"/>
    </style:style>
    <style:style style:name="Table16.D" style:family="table-column">
      <style:table-column-properties style:column-width="3.965cm"/>
    </style:style>
    <style:style style:name="Table16.1" style:family="table-row">
      <style:table-row-properties style:min-row-height="0.474cm"/>
    </style:style>
    <style:style style:name="Table1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7" style:family="table">
      <style:table-properties style:width="16.983cm" fo:margin-left="0cm" table:align="left" style:may-break-between-rows="true" style:writing-mode="lr-tb"/>
    </style:style>
    <style:style style:name="Table17.A" style:family="table-column">
      <style:table-column-properties style:column-width="3.493cm"/>
    </style:style>
    <style:style style:name="Table17.B" style:family="table-column">
      <style:table-column-properties style:column-width="5.967cm"/>
    </style:style>
    <style:style style:name="Table17.C" style:family="table-column">
      <style:table-column-properties style:column-width="3.558cm"/>
    </style:style>
    <style:style style:name="Table17.D" style:family="table-column">
      <style:table-column-properties style:column-width="3.965cm"/>
    </style:style>
    <style:style style:name="Table17.1" style:family="table-row">
      <style:table-row-properties style:min-row-height="0.474cm"/>
    </style:style>
    <style:style style:name="Table1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20" style:family="table">
      <style:table-properties style:width="16.983cm" fo:margin-left="0cm" table:align="left" style:may-break-between-rows="true" style:writing-mode="lr-tb"/>
    </style:style>
    <style:style style:name="Table20.A" style:family="table-column">
      <style:table-column-properties style:column-width="3.493cm"/>
    </style:style>
    <style:style style:name="Table20.B" style:family="table-column">
      <style:table-column-properties style:column-width="5.967cm"/>
    </style:style>
    <style:style style:name="Table20.C" style:family="table-column">
      <style:table-column-properties style:column-width="3.558cm"/>
    </style:style>
    <style:style style:name="Table20.D" style:family="table-column">
      <style:table-column-properties style:column-width="3.965cm"/>
    </style:style>
    <style:style style:name="Table20.1" style:family="table-row">
      <style:table-row-properties style:min-row-height="0.474cm"/>
    </style:style>
    <style:style style:name="Table20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0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0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0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0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0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0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0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7" style:family="table">
      <style:table-properties style:width="16.983cm" fo:margin-left="0cm" table:align="left" style:may-break-between-rows="true" style:writing-mode="lr-tb"/>
    </style:style>
    <style:style style:name="Table7.A" style:family="table-column">
      <style:table-column-properties style:column-width="3.493cm"/>
    </style:style>
    <style:style style:name="Table7.B" style:family="table-column">
      <style:table-column-properties style:column-width="5.967cm"/>
    </style:style>
    <style:style style:name="Table7.C" style:family="table-column">
      <style:table-column-properties style:column-width="3.558cm"/>
    </style:style>
    <style:style style:name="Table7.D" style:family="table-column">
      <style:table-column-properties style:column-width="3.965cm"/>
    </style:style>
    <style:style style:name="Table7.1" style:family="table-row">
      <style:table-row-properties style:min-row-height="0.474cm"/>
    </style:style>
    <style:style style:name="Table7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7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7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7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7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7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7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8" style:family="table">
      <style:table-properties style:width="16.983cm" fo:margin-left="0cm" table:align="left" style:may-break-between-rows="true" style:writing-mode="lr-tb"/>
    </style:style>
    <style:style style:name="Table8.A" style:family="table-column">
      <style:table-column-properties style:column-width="3.493cm"/>
    </style:style>
    <style:style style:name="Table8.B" style:family="table-column">
      <style:table-column-properties style:column-width="5.967cm"/>
    </style:style>
    <style:style style:name="Table8.C" style:family="table-column">
      <style:table-column-properties style:column-width="3.558cm"/>
    </style:style>
    <style:style style:name="Table8.D" style:family="table-column">
      <style:table-column-properties style:column-width="3.965cm"/>
    </style:style>
    <style:style style:name="Table8.1" style:family="table-row">
      <style:table-row-properties style:min-row-height="0.474cm"/>
    </style:style>
    <style:style style:name="Table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5" style:family="table">
      <style:table-properties style:width="16.983cm" fo:margin-left="0cm" table:align="left" style:may-break-between-rows="true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5.967cm"/>
    </style:style>
    <style:style style:name="Table5.C" style:family="table-column">
      <style:table-column-properties style:column-width="3.558cm"/>
    </style:style>
    <style:style style:name="Table5.D" style:family="table-column">
      <style:table-column-properties style:column-width="3.965cm"/>
    </style:style>
    <style:style style:name="Table5.1" style:family="table-row">
      <style:table-row-properties style:min-row-height="0.474cm"/>
    </style:style>
    <style:style style:name="Table5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5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5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5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5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5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5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5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3" style:family="table">
      <style:table-properties style:width="16.983cm" fo:margin-left="0cm" table:align="left" style:may-break-between-rows="true" style:writing-mode="lr-tb"/>
    </style:style>
    <style:style style:name="Table13.A" style:family="table-column">
      <style:table-column-properties style:column-width="3.493cm"/>
    </style:style>
    <style:style style:name="Table13.B" style:family="table-column">
      <style:table-column-properties style:column-width="5.967cm"/>
    </style:style>
    <style:style style:name="Table13.C" style:family="table-column">
      <style:table-column-properties style:column-width="3.558cm"/>
    </style:style>
    <style:style style:name="Table13.D" style:family="table-column">
      <style:table-column-properties style:column-width="3.965cm"/>
    </style:style>
    <style:style style:name="Table13.1" style:family="table-row">
      <style:table-row-properties style:min-row-height="0.474cm"/>
    </style:style>
    <style:style style:name="Table13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3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3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3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3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3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3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3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21" style:family="table">
      <style:table-properties style:width="16.983cm" fo:margin-left="0cm" table:align="left" style:may-break-between-rows="true" style:writing-mode="lr-tb"/>
    </style:style>
    <style:style style:name="Table21.A" style:family="table-column">
      <style:table-column-properties style:column-width="3.493cm"/>
    </style:style>
    <style:style style:name="Table21.B" style:family="table-column">
      <style:table-column-properties style:column-width="5.967cm"/>
    </style:style>
    <style:style style:name="Table21.C" style:family="table-column">
      <style:table-column-properties style:column-width="3.558cm"/>
    </style:style>
    <style:style style:name="Table21.D" style:family="table-column">
      <style:table-column-properties style:column-width="3.965cm"/>
    </style:style>
    <style:style style:name="Table21.1" style:family="table-row">
      <style:table-row-properties style:min-row-height="0.474cm"/>
    </style:style>
    <style:style style:name="Table21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21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1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21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21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21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1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21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21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21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6" style:family="table">
      <style:table-properties style:width="16.983cm" fo:margin-left="0cm" table:align="left" style:may-break-between-rows="true" style:writing-mode="lr-tb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5.967cm"/>
    </style:style>
    <style:style style:name="Table6.C" style:family="table-column">
      <style:table-column-properties style:column-width="3.558cm"/>
    </style:style>
    <style:style style:name="Table6.D" style:family="table-column">
      <style:table-column-properties style:column-width="3.965cm"/>
    </style:style>
    <style:style style:name="Table6.1" style:family="table-row">
      <style:table-row-properties style:min-row-height="0.474cm"/>
    </style:style>
    <style:style style:name="Table6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6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6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6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6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6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6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Table18" style:family="table">
      <style:table-properties style:width="16.983cm" fo:margin-left="0cm" table:align="left" style:may-break-between-rows="true" style:writing-mode="lr-tb"/>
    </style:style>
    <style:style style:name="Table18.A" style:family="table-column">
      <style:table-column-properties style:column-width="3.493cm"/>
    </style:style>
    <style:style style:name="Table18.B" style:family="table-column">
      <style:table-column-properties style:column-width="5.967cm"/>
    </style:style>
    <style:style style:name="Table18.C" style:family="table-column">
      <style:table-column-properties style:column-width="3.558cm"/>
    </style:style>
    <style:style style:name="Table18.D" style:family="table-column">
      <style:table-column-properties style:column-width="3.965cm"/>
    </style:style>
    <style:style style:name="Table18.1" style:family="table-row">
      <style:table-row-properties style:min-row-height="0.474cm"/>
    </style:style>
    <style:style style:name="Table18.A1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0.05pt solid #000000" fo:vertical-align="top">
        <style:background-image/>
      </style:table-cell-properties>
    </style:style>
    <style:style style:name="Table18.B1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C1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0.05pt solid #000000" fo:vertical-align="top">
        <style:background-image/>
      </style:table-cell-properties>
    </style:style>
    <style:style style:name="Table18.D1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0.05pt solid #000000" fo:vertical-align="top">
        <style:background-image/>
      </style:table-cell-properties>
    </style:style>
    <style:style style:name="Table18.A2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1pt solid #808080" fo:border-bottom="1pt solid #808080" fo:vertical-align="top">
        <style:background-image/>
      </style:table-cell-properties>
    </style:style>
    <style:style style:name="Table18.B2" style:family="table-cell">
      <style:table-cell-properties fo:background-color="#ffffff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C2" style:family="table-cell">
      <style:table-cell-properties fo:background-color="#548dd4" fo:padding-left="0.191cm" fo:padding-right="0.191cm" fo:padding-top="0cm" fo:padding-bottom="0cm" fo:border-left="0.05pt solid #000000" fo:border-right="0.05pt solid #000000" fo:border-top="1pt solid #808080" fo:border-bottom="1pt solid #808080" fo:vertical-align="top">
        <style:background-image/>
      </style:table-cell-properties>
    </style:style>
    <style:style style:name="Table18.D2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1pt solid #808080" fo:border-bottom="1pt solid #808080" fo:vertical-align="top">
        <style:background-image/>
      </style:table-cell-properties>
    </style:style>
    <style:style style:name="Table18.A3" style:family="table-cell">
      <style:table-cell-properties fo:background-color="#548dd4" fo:padding-left="0.191cm" fo:padding-right="0.191cm" fo:padding-top="0cm" fo:padding-bottom="0cm" fo:border-left="1pt solid #808080" fo:border-right="0.05pt solid #000000" fo:border-top="0.05pt solid #000000" fo:border-bottom="0.05pt solid #000000" fo:vertical-align="top">
        <style:background-image/>
      </style:table-cell-properties>
    </style:style>
    <style:style style:name="Table18.B3" style:family="table-cell">
      <style:table-cell-properties fo:background-color="#ffffff" fo:padding-left="0.191cm" fo:padding-right="0.191cm" fo:padding-top="0cm" fo:padding-bottom="0cm" fo:border-left="0.05pt solid #000000" fo:border-right="1pt solid #808080" fo:border-top="0.05pt solid #000000" fo:border-bottom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Liberation Serif" fo:font-size="36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style:text-underline-style="solid" style:text-underline-type="double" style:text-underline-width="auto" style:text-underline-color="font-color" fo:font-weight="normal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end" style:justify-single-word="false"/>
      <style:text-properties fo:font-variant="small-caps" fo:color="#7a0019" style:font-name="Verdana" fo:font-size="22pt" fo:font-weight="bold" fo:background-color="transparent" style:font-name-asian="Verdana" style:font-name-complex="Verdana"/>
    </style:style>
    <style:style style:name="P12" style:family="paragraph" style:parent-style-name="Standard">
      <style:paragraph-properties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13" style:family="paragraph" style:parent-style-name="Standard">
      <style:paragraph-properties fo:line-height="100%" fo:text-align="justify" style:justify-single-word="false"/>
      <style:text-properties fo:color="#ffffff" style:font-name="Liberation Serif" fo:font-size="12pt" fo:font-weight="bold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16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.212cm" fo:margin-bottom="0.212cm" fo:line-height="100%" fo:text-align="start" style:justify-single-word="false">
        <style:tab-stops>
          <style:tab-stop style:position="21.59cm" style:type="right" style:leader-style="dotted" style:leader-text="."/>
        </style:tab-stops>
      </style:paragraph-properties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18" style:family="paragraph" style:parent-style-name="Standard">
      <style:paragraph-properties fo:margin-top="0.423cm" fo:margin-bottom="0.106cm" fo:line-height="100%" fo:text-align="justify" style:justify-single-word="false"/>
    </style:style>
    <style:style style:name="P19" style:family="paragraph" style:parent-style-name="Standard">
      <style:paragraph-properties fo:margin-top="0.423cm" fo:margin-bottom="0.106cm"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20" style:family="paragraph" style:parent-style-name="Standard">
      <style:paragraph-properties fo:margin-top="0.423cm" fo:margin-bottom="0.106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top="0.423cm" fo:margin-bottom="0.106cm"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2" style:family="paragraph" style:parent-style-name="Standard">
      <style:paragraph-properties fo:margin-top="0.423cm" fo:margin-bottom="0.106cm"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3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P26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27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</style:style>
    <style:style style:name="P28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29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0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2" style:family="paragraph" style:parent-style-name="Standard">
      <style:paragraph-properties fo:margin-left="0cm" fo:margin-right="0cm" fo:margin-top="0.423cm" fo:margin-bottom="0.106cm" fo:line-height="100%" fo:text-align="justify" style:justify-single-word="false" fo:text-indent="0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33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justify" style:justify-single-word="false"/>
    </style:style>
    <style:style style:name="P37" style:family="paragraph" style:parent-style-name="Standard">
      <style:paragraph-properties fo:line-height="100%" fo:text-align="justify" style:justify-single-word="false"/>
      <style:text-properties fo:color="#ffffff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P41" style:family="paragraph" style:parent-style-name="Standard">
      <style:paragraph-properties fo:margin-top="0.423cm" fo:margin-bottom="0.106cm" fo:line-height="100%" fo:text-align="justify" style:justify-single-word="false"/>
    </style:style>
    <style:style style:name="P42" style:family="paragraph" style:parent-style-name="Standard">
      <style:paragraph-properties fo:margin-top="0.423cm" fo:margin-bottom="0.106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3" style:family="paragraph" style:parent-style-name="Standard">
      <style:paragraph-properties fo:margin-top="0.423cm" fo:margin-bottom="0.106cm" fo:line-height="100%" fo:text-align="justify" style:justify-single-word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44" style:family="paragraph" style:parent-style-name="Standard">
      <style:paragraph-properties fo:margin-top="0.423cm" fo:margin-bottom="0.106cm" fo:line-height="100%" fo:text-align="justify" style:justify-single-word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45" style:family="paragraph" style:parent-style-name="Standard">
      <style:paragraph-properties fo:margin-top="0.423cm" fo:margin-bottom="0.106cm" fo:line-height="100%" fo:text-align="justify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7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P48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</style:style>
    <style:style style:name="P49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P50" style:family="paragraph" style:parent-style-name="Standard">
      <style:paragraph-properties fo:margin-left="1.016cm" fo:margin-right="0cm" fo:margin-top="0.423cm" fo:margin-bottom="0.106cm" fo:line-height="100%" fo:text-align="justify" style:justify-single-word="false" fo:text-indent="-1.016cm" style:auto-text-indent="false"/>
      <style:text-properties fo:font-variant="small-caps" fo:color="#7a0019" style:font-name="Verdana" fo:font-size="14pt" fo:font-weight="bold" fo:background-color="transparent" style:font-name-asian="Verdana" style:font-name-complex="Verdana"/>
    </style:style>
    <style:style style:name="P51" style:family="paragraph" style:parent-style-name="Standard">
      <style:paragraph-properties fo:margin-left="0cm" fo:margin-right="0cm" fo:margin-top="0.423cm" fo:margin-bottom="0.106cm" fo:line-height="100%" fo:text-align="justify" style:justify-single-word="false" fo:text-indent="0cm" style:auto-text-indent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fo:color="#00000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2" style:family="text">
      <style:text-properties fo:color="#000000" style:font-name="Liberation Serif" fo:font-size="12pt" fo:font-weight="bold" fo:background-color="transparent" style:font-name-asian="Liberation Serif" style:font-name-complex="Liberation Serif"/>
    </style:style>
    <style:style style:name="T3" style:family="text">
      <style:text-properties fo:color="#000000" style:font-name="Liberation Serif" fo:font-size="12pt" fo:font-weight="bold" fo:background-color="transparent" style:font-name-asian="Liberation Serif" style:font-weight-asian="normal" style:font-name-complex="Liberation Serif" style:font-weight-complex="normal"/>
    </style:style>
    <style:style style:name="T4" style:family="text">
      <style:text-properties fo:color="#000000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5" style:family="text">
      <style:text-properties fo:color="#000000" style:font-name="Liberation Serif" fo:font-size="12pt" fo:font-weight="bold" style:font-name-asian="Liberation Serif" style:font-name-complex="Liberation Serif"/>
    </style:style>
    <style:style style:name="T6" style:family="text"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7" style:family="text">
      <style:text-properties fo:color="#000000" style:font-name="Liberation Serif" fo:font-size="12pt" fo:font-weight="normal" fo:background-color="transparent" style:font-name-asian="Liberation Serif" style:font-weight-asian="normal" style:font-name-complex="Liberation Serif" style:font-weight-complex="normal"/>
    </style:style>
    <style:style style:name="T8" style:family="text">
      <style:text-properties fo:color="#000000" style:font-name="Liberation Serif" fo:font-size="12pt" fo:background-color="transparent" style:font-name-asian="Liberation Serif" style:font-name-complex="Liberation Serif"/>
    </style:style>
    <style:style style:name="T9" style:family="text">
      <style:text-properties fo:color="#000000" style:font-name="Liberation Serif" fo:font-size="12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0" style:family="text">
      <style:text-properties fo:color="#000000" style:font-name="Liberation Serif" fo:font-size="12pt" style:font-name-asian="Liberation Serif" style:font-name-complex="Liberation Serif"/>
    </style:style>
    <style:style style:name="T11" style:family="text">
      <style:text-properties fo:color="#000000" style:font-name="Verdana" fo:font-size="12pt" fo:font-weight="normal" fo:background-color="transparent" style:font-name-asian="Verdana" style:font-name-complex="Verdana"/>
    </style:style>
    <style:style style:name="T12" style:family="text">
      <style:text-properties fo:color="#000080" style:font-name="Liberation Serif" fo:font-size="12pt" fo:font-weight="bold" fo:background-color="transparent" style:font-name-asian="Liberation Serif" style:font-name-complex="Liberation Serif"/>
    </style:style>
    <style:style style:name="T13" style:family="text">
      <style:text-properties fo:color="#000080"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T14" style:family="text">
      <style:text-properties fo:color="#943634" style:font-name="Liberation Serif" fo:font-size="12pt" fo:font-style="italic" fo:font-weight="bold" fo:background-color="transparent" style:font-name-asian="Liberation Serif" style:font-name-complex="Liberation Serif"/>
    </style:style>
    <style:style style:name="T15" style:family="text">
      <style:text-properties fo:color="#7a0019" style:font-name="Verdana" fo:font-size="12pt" fo:font-weight="normal" fo:background-color="transparent" style:font-name-asian="Verdana" style:font-name-complex="Verdana"/>
    </style:style>
    <style:style style:name="T16" style:family="text">
      <style:text-properties style:font-name-asian="Liberation Serif2" style:font-name-complex="Liberation Serif2" style:font-size-complex="10pt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fo:font-size="12pt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weight-asian="bold" style:font-weight-complex="bold"/>
    </style:style>
    <style:style style:name="T21" style:family="text">
      <style:text-properties fo:color="#0000ff" style:font-name="Liberation Serif" fo:font-size="12pt" fo:font-weight="bold" fo:background-color="transparent" style:font-name-asian="Liberation Serif" style:font-name-complex="Liberation Serif"/>
    </style:style>
    <style:style style:name="T22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8"/>
      <text:p text:style-name="P8"/>
      <text:p text:style-name="P8"/>
      <text:p text:style-name="P8"/>
      <text:p text:style-name="P8"/>
      <text:p text:style-name="P2">SoccerKids</text:p>
      <text:p text:style-name="P11">Use Case Documen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oft-page-break/></text:p>
      <text:p text:style-name="P12">Table Of Contents</text:p>
      <text:p text:style-name="P12"/>
      <text:p text:style-name="P16"><text:a xlink:type="simple" xlink:href="#__RefHeading__2321_60141352"><text:span text:style-name="T1">Use Case Name Details </text:span></text:a><text:span text:style-name="T2"><text:tab/></text:span><text:span text:style-name="T12">1</text:span></text:p>
      <text:p text:style-name="P16"><text:a xlink:type="simple" xlink:href="#__RefHeading__2323_60141352"><text:span text:style-name="T1">Use Case <text:s/>Table Of Contents </text:span></text:a><text:span text:style-name="T2"><text:tab/></text:span><text:span text:style-name="T21">2</text:span></text:p>
      <text:p text:style-name="P16"><text:a xlink:type="simple" xlink:href="#__RefHeading__2323_60141352"><text:span text:style-name="T1">Use Case <text:s/>Name Details </text:span></text:a><text:span text:style-name="T2"><text:tab/></text:span><text:span text:style-name="T21">3</text:span></text:p>
      <text:p text:style-name="P16"><text:a xlink:type="simple" xlink:href="#__RefHeading__2327_60141352"><text:span text:style-name="T1">Use case 1:</text:span></text:a><text:a xlink:type="simple" xlink:href="#__RefHeading__2327_60141352"><text:span text:style-name="T13"> </text:span></text:a><text:span text:style-name="T1">Home</text:span><text:a xlink:type="simple" xlink:href="#__RefHeading__2327_60141352"><text:span text:style-name="T13"> </text:span></text:a><text:span text:style-name="T2"><text:tab/></text:span><text:span text:style-name="T12">4</text:span></text:p>
      <text:p text:style-name="P16"><text:a xlink:type="simple" xlink:href="#__RefHeading__2325_60141352"><text:span text:style-name="T1">Use Case 2: Login </text:span></text:a><text:span text:style-name="T2"><text:tab/></text:span><text:span text:style-name="T12">5</text:span></text:p>
      <text:p text:style-name="P16"><text:a xlink:type="simple" xlink:href="#__RefHeading__2327_60141352"><text:span text:style-name="T1">Use case 3:</text:span></text:a><text:a xlink:type="simple" xlink:href="#__RefHeading__2327_60141352"><text:span text:style-name="T13"> </text:span></text:a><text:span text:style-name="T1">Registration page</text:span><text:a xlink:type="simple" xlink:href="#__RefHeading__2327_60141352"><text:span text:style-name="T13"> </text:span></text:a><text:span text:style-name="T2"><text:tab/></text:span><text:span text:style-name="T12">6</text:span></text:p>
      <text:p text:style-name="P16"><text:a xlink:type="simple" xlink:href="#__RefHeading__2329_60141352"><text:span text:style-name="T1">Use case 4:</text:span></text:a><text:a xlink:type="simple" xlink:href="#__RefHeading__2329_60141352"><text:span text:style-name="T13"> </text:span></text:a><text:span text:style-name="T1">Account Setup</text:span><text:span text:style-name="T2"><text:tab/></text:span><text:span text:style-name="T12">7</text:span></text:p>
      <text:p text:style-name="P16"><text:a xlink:type="simple" xlink:href="#__RefHeading__2331_60141352"><text:span text:style-name="T1">Use Case 5: Contact Info </text:span></text:a><text:span text:style-name="T2"><text:tab/></text:span><text:span text:style-name="T12">8</text:span></text:p>
      <text:p text:style-name="P16"><text:a xlink:type="simple" xlink:href="#__RefHeading__2333_60141352"><text:span text:style-name="T1">Use Case 6: Forgot Your Password </text:span></text:a><text:span text:style-name="T2"><text:tab/></text:span><text:span text:style-name="T1">9</text:span></text:p>
      <text:p text:style-name="P16"><text:a xlink:type="simple" xlink:href="#__RefHeading__2335_60141352"><text:span text:style-name="T1">Use Case 7: Reset Your Password </text:span></text:a><text:span text:style-name="T2"><text:tab/></text:span><text:span text:style-name="T13">10</text:span></text:p>
      <text:p text:style-name="P16"><text:a xlink:type="simple" xlink:href="#__RefHeading__2337_60141352"><text:span text:style-name="T1">Use case 8: Member Add Email ID For Notification </text:span></text:a><text:span text:style-name="T2"><text:tab/></text:span><text:span text:style-name="T12">11</text:span></text:p>
      <text:p text:style-name="P16"><text:a xlink:type="simple" xlink:href="#__RefHeading__2339_60141352"><text:span text:style-name="T1">Use case 9: Program List </text:span></text:a><text:span text:style-name="T2"><text:tab/></text:span><text:a xlink:type="simple" xlink:href="#__RefHeading__2339_60141352"><text:span text:style-name="T13">1</text:span></text:a><text:span text:style-name="T13">2</text:span></text:p>
      <text:p text:style-name="P16"><text:a xlink:type="simple" xlink:href="#__RefHeading__2343_60141352"><text:span text:style-name="T1">Use case 10: Program Category Details </text:span></text:a><text:span text:style-name="T2"><text:tab/></text:span><text:span text:style-name="T12">13</text:span></text:p>
      <text:p text:style-name="P16"><text:a xlink:type="simple" xlink:href="#__RefHeading__2343_60141352"><text:span text:style-name="T1">Use case 11: Program Full Schedules </text:span></text:a><text:span text:style-name="T2"><text:tab/></text:span><text:span text:style-name="T12">14</text:span></text:p>
      <text:p text:style-name="P16"><text:a xlink:type="simple" xlink:href="#__RefHeading__2345_60141352"><text:span text:style-name="T1">Use case 12: Program Details Page </text:span></text:a><text:span text:style-name="T2"><text:tab/></text:span><text:span text:style-name="T12">15</text:span></text:p>
      <text:p text:style-name="P16"><text:span text:style-name="T2"><text:s/></text:span><text:a xlink:type="simple" xlink:href="#__RefHeading__2347_60141352"><text:span text:style-name="T1">Use case 13:Member Logged In &amp; Have Registrants </text:span></text:a><text:span text:style-name="T2"><text:tab/></text:span><text:span text:style-name="T12">16</text:span></text:p>
      <text:p text:style-name="P16"><text:a xlink:type="simple" xlink:href="#__RefHeading__2349_60141352"><text:span text:style-name="T1">Use case 14: Member By Step By Step <text:s/></text:span></text:a><text:span text:style-name="T2"><text:tab/></text:span><text:span text:style-name="T12">17</text:span></text:p>
      <text:p text:style-name="P16"><text:a xlink:type="simple" xlink:href="#__RefHeading__2351_60141352"><text:span text:style-name="T1">Use case 15: Online Store <text:s/></text:span></text:a><text:span text:style-name="T2"><text:tab/></text:span><text:span text:style-name="T12">18</text:span></text:p>
      <text:p text:style-name="P16"><text:a xlink:type="simple" xlink:href="#__RefHeading__2353_60141352"><text:span text:style-name="T1">Use case 16: Large Image View </text:span></text:a><text:span text:style-name="T2"><text:tab/></text:span><text:span text:style-name="T12">19</text:span></text:p>
      <text:p text:style-name="P16"><text:a xlink:type="simple" xlink:href="#__RefHeading__2355_60141352"><text:span text:style-name="T9">Use case 17: Over view </text:span></text:a><text:span text:style-name="T2"><text:tab/>20</text:span></text:p>
      <text:p text:style-name="P16"><text:a xlink:type="simple" xlink:href="#__RefHeading__2355_60141352"><text:span text:style-name="T1">Use case 17: Checkout Page </text:span></text:a><text:span text:style-name="T2"><text:tab/>21</text:span></text:p>
      <text:p text:style-name="P16"><text:a xlink:type="simple" xlink:href="#__RefHeading__2357_60141352"><text:span text:style-name="T1">Use case 18: Thanks Page </text:span></text:a><text:span text:style-name="T2"><text:tab/>22</text:span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0"/>
      <text:p text:style-name="P10"/>
      <text:p text:style-name="P10"/>
      <text:p text:style-name="P19"><text:tab/></text:p>
      <text:p text:style-name="P19">Use Case Name Detail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UseCaseID</text:p>
          </table:table-cell>
          <table:table-cell table:style-name="Table1.A1" office:value-type="string">
            <text:p text:style-name="P13">Usecasename</text:p>
          </table:table-cell>
          <table:table-cell table:style-name="Table1.C1" office:value-type="string">
            <text:p text:style-name="P13">PrimaryActor</text:p>
          </table:table-cell>
        </table:table-row>
        <table:table-row>
          <table:table-cell table:style-name="Table1.A2" office:value-type="string">
            <text:p text:style-name="P3">UC_<text:span text:style-name="T20">SKS</text:span>_001</text:p>
          </table:table-cell>
          <table:table-cell table:style-name="Table1.A2" office:value-type="string">
            <text:p text:style-name="P3">Hom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2</text:p>
          </table:table-cell>
          <table:table-cell table:style-name="Table1.A2" office:value-type="string">
            <text:p text:style-name="P3">Logi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3</text:p>
          </table:table-cell>
          <table:table-cell table:style-name="Table1.A2" office:value-type="string">
            <text:p text:style-name="P4">Registration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4</text:p>
          </table:table-cell>
          <table:table-cell table:style-name="Table1.A2" office:value-type="string">
            <text:p text:style-name="P4">Account Setup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5</text:p>
          </table:table-cell>
          <table:table-cell table:style-name="Table1.A2" office:value-type="string">
            <text:p text:style-name="P3">Contact Info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6</text:p>
          </table:table-cell>
          <table:table-cell table:style-name="Table1.A2" office:value-type="string">
            <text:p text:style-name="P3">Forgo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7</text:p>
          </table:table-cell>
          <table:table-cell table:style-name="Table1.A2" office:value-type="string">
            <text:p text:style-name="P3">Reset your password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8</text:p>
          </table:table-cell>
          <table:table-cell table:style-name="Table1.A2" office:value-type="string">
            <text:p text:style-name="P3">Members Add Email id for Notification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09</text:p>
          </table:table-cell>
          <table:table-cell table:style-name="Table1.A2" office:value-type="string">
            <text:p text:style-name="P3">Program List 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0</text:p>
          </table:table-cell>
          <table:table-cell table:style-name="Table1.A2" office:value-type="string">
            <text:p text:style-name="P3">Program Category Detail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1</text:p>
          </table:table-cell>
          <table:table-cell table:style-name="Table1.A2" office:value-type="string">
            <text:p text:style-name="P3">Program Full Schedule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2</text:p>
          </table:table-cell>
          <table:table-cell table:style-name="Table1.A2" office:value-type="string">
            <text:p text:style-name="P3">Program Details pag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3</text:p>
          </table:table-cell>
          <table:table-cell table:style-name="Table1.A2" office:value-type="string">
            <text:p text:style-name="P3">Member logged in &amp; have Registrants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4</text:p>
          </table:table-cell>
          <table:table-cell table:style-name="Table1.A2" office:value-type="string">
            <text:p text:style-name="P3">Member by step by step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5</text:p>
          </table:table-cell>
          <table:table-cell table:style-name="Table1.A2" office:value-type="string">
            <text:p text:style-name="P3">Online Store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6</text:p>
          </table:table-cell>
          <table:table-cell table:style-name="Table1.A2" office:value-type="string">
            <text:p text:style-name="P3">Large Image View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7</text:p>
          </table:table-cell>
          <table:table-cell table:style-name="Table1.A2" office:value-type="string">
            <text:p text:style-name="P4">Over View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8</text:p>
          </table:table-cell>
          <table:table-cell table:style-name="Table1.A2" office:value-type="string">
            <text:p text:style-name="P4">Check Out</text:p>
          </table:table-cell>
          <table:table-cell table:style-name="Table1.C2" office:value-type="string">
            <text:p text:style-name="P5">User</text:p>
          </table:table-cell>
        </table:table-row>
        <table:table-row>
          <table:table-cell table:style-name="Table1.A2" office:value-type="string">
            <text:p text:style-name="P3">UC_<text:span text:style-name="T20">SKS</text:span>_019</text:p>
          </table:table-cell>
          <table:table-cell table:style-name="Table1.A2" office:value-type="string">
            <text:p text:style-name="P3">Thanks page </text:p>
          </table:table-cell>
          <table:table-cell table:style-name="Table1.C2" office:value-type="string">
            <text:p text:style-name="P5">User</text:p>
          </table:table-cell>
        </table:table-row>
      </table:table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20"/>
      <text:p text:style-name="P20"/>
      <text:p text:style-name="P20"/>
      <text:p text:style-name="P20"/>
      <text:p text:style-name="P19"><text:soft-page-break/></text:p>
      <text:p text:style-name="P19">Use Case 1: Hom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UseCaseName</text:p>
          </table:table-cell>
          <table:table-cell table:style-name="Table2.B1" office:value-type="string">
            <text:p text:style-name="P3">Home</text:p>
          </table:table-cell>
          <table:table-cell table:style-name="Table2.C1" office:value-type="string">
            <text:p text:style-name="P13">UseCaseType</text:p>
          </table:table-cell>
          <table:table-cell table:style-name="Table2.D1" office:value-type="string">
            <text:p text:style-name="P3">BusinessFlow</text:p>
          </table:table-cell>
        </table:table-row>
        <table:table-row table:style-name="Table2.1">
          <table:table-cell table:style-name="Table2.A2" office:value-type="string">
            <text:p text:style-name="P13">UsecaseID</text:p>
          </table:table-cell>
          <table:table-cell table:style-name="Table2.B2" office:value-type="string">
            <text:p text:style-name="P5">UC_SKS_001</text:p>
          </table:table-cell>
          <table:table-cell table:style-name="Table2.C2" office:value-type="string">
            <text:p text:style-name="P13">Priority</text:p>
          </table:table-cell>
          <table:table-cell table:style-name="Table2.D2" office:value-type="string">
            <text:p text:style-name="P5">Simple</text:p>
          </table:table-cell>
        </table:table-row>
        <table:table-row table:style-name="Table2.1">
          <table:table-cell table:style-name="Table2.A3" office:value-type="string">
            <text:p text:style-name="P13">PrimaryActors</text:p>
          </table:table-cell>
          <table:table-cell table:style-name="Table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>OtherActors</text:p>
          </table:table-cell>
          <table:table-cell table:style-name="Table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<text:s/>can view their home page and select SoccerKids account options.</text:p>
      <text:p text:style-name="P26">Precondition:</text:p>
      <text:p text:style-name="P5"><text:tab/>User should have entered into soccerrails.heroku.com web site.</text:p>
      <text:p text:style-name="P21">Primary Flow: </text:p>
      <text:p text:style-name="P23"><text:span text:style-name="T2">Step 1:</text:span><text:span text:style-name="T6"> User can select their soccerkids account options. </text:span></text:p>
      <text:p text:style-name="P23"><text:span text:style-name="T2">Step 2</text:span><text:span text:style-name="T6">: If user select I don't have a soccerkids account option and click on continue button <text:s text:c="10"/><text:tab/>page navigates to account setup page.</text:span></text:p>
      <text:p text:style-name="P23"><text:span text:style-name="T2">Step 3</text:span><text:span text:style-name="T6">: If user select I have a soccerkids account and would like to register for program <text:s text:c="2"/><text:tab/> and click on continue button page navigates to login page.</text:span></text:p>
      <text:p text:style-name="P23"><text:span text:style-name="T2">Step 4</text:span><text:span text:style-name="T6">: <text:s/>If user select I i would like to add my email address so you can notify me when <text:s text:c="4"/><text:tab/>registration begins option and click on continue button page navigates to <text:tab/>login page.</text:span></text:p>
      <text:p text:style-name="P23"><text:span text:style-name="T2">Step 5</text:span><text:span text:style-name="T6">: <text:s/>On clicking login here link page navigates to login page.</text:span></text:p>
      <text:p text:style-name="P23"><text:span text:style-name="T2">Step 7</text:span><text:span text:style-name="T6">: <text:s/>On clicking login <text:s/>link page navigates to login page.</text:span></text:p>
      <text:p text:style-name="P23"><text:span text:style-name="T2">Step 8</text:span><text:span text:style-name="T6">: <text:s/>On clicking programs <text:s/>link page navigates to program list page.</text:span></text:p>
      <text:p text:style-name="P23"><text:span text:style-name="T2">Step 9</text:span><text:span text:style-name="T6">: <text:s/>On clicking Scccerkids online store <text:s/>link page navigates to online store page.</text:span></text:p>
      <text:p text:style-name="P34"><text:span text:style-name="T5">Step 10</text:span><text:span text:style-name="T10">: <text:s/>If user select I would like to log in to make payment option and click on continue <text:tab/>button page navigates to login page.</text:span></text:p>
      <text:p text:style-name="P34"><text:span text:style-name="T5">Step 11</text:span><text:span text:style-name="T10">: <text:s/>On clicking I would like to log in to edit my personal information option and click <text:tab/>continue <text:s/>page navigates to login page.</text:span></text:p>
      <text:p text:style-name="P34"><text:span text:style-name="T5">Step 12</text:span><text:span text:style-name="T10">: <text:s/>On clicking home <text:s/>link page navigates to home page itself.</text:span></text:p>
      <text:p text:style-name="P34"><text:span text:style-name="T5">Step 13</text:span><text:span text:style-name="T10">: <text:s/>On clicking about soccerkids <text:s/>link page navigates to about soccerkids page.</text:span></text:p>
      <text:p text:style-name="P34"><text:span text:style-name="T5">Step 14</text:span><text:span text:style-name="T10">: <text:s/>On clicking help <text:s/>link page navigates to help page.</text:span></text:p>
      <text:p text:style-name="P26">Alternate Flow:</text:p>
      <text:p text:style-name="P5"><text:s text:c="25"/>NA.</text:p>
      <text:p text:style-name="P26">End State:</text:p>
      <text:p text:style-name="P18"><text:span text:style-name="T15"><text:s text:c="13"/><text:tab/></text:span><text:span text:style-name="T11">U</text:span><text:span text:style-name="T6">ser can view home page of soccerkids.</text:span></text:p>
      <text:p text:style-name="P20"/>
      <text:p text:style-name="P20"/>
      <text:p text:style-name="P20"/>
      <text:p text:style-name="P20"/>
      <text:p text:style-name="P19"><text:soft-page-break/></text:p>
      <text:p text:style-name="P19">Use Case 2: LOGIN</text:p>
      <text:p text:style-name="P3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3">UseCaseName</text:p>
          </table:table-cell>
          <table:table-cell table:style-name="Table9.B1" office:value-type="string">
            <text:p text:style-name="P3">Login</text:p>
          </table:table-cell>
          <table:table-cell table:style-name="Table9.C1" office:value-type="string">
            <text:p text:style-name="P13">UseCaseType</text:p>
          </table:table-cell>
          <table:table-cell table:style-name="Table9.D1" office:value-type="string">
            <text:p text:style-name="P3">BusinessFlow</text:p>
          </table:table-cell>
        </table:table-row>
        <table:table-row table:style-name="Table9.1">
          <table:table-cell table:style-name="Table9.A2" office:value-type="string">
            <text:p text:style-name="P13">UsecaseID</text:p>
          </table:table-cell>
          <table:table-cell table:style-name="Table9.B2" office:value-type="string">
            <text:p text:style-name="P5">UC_SKS_002</text:p>
          </table:table-cell>
          <table:table-cell table:style-name="Table9.C2" office:value-type="string">
            <text:p text:style-name="P13">Priority</text:p>
          </table:table-cell>
          <table:table-cell table:style-name="Table9.D2" office:value-type="string">
            <text:p text:style-name="P5">Simple</text:p>
          </table:table-cell>
        </table:table-row>
        <table:table-row table:style-name="Table9.1">
          <table:table-cell table:style-name="Table9.A3" office:value-type="string">
            <text:p text:style-name="P13">PrimaryActors</text:p>
          </table:table-cell>
          <table:table-cell table:style-name="Table9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3">OtherActors</text:p>
          </table:table-cell>
          <table:table-cell table:style-name="Table9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login to see their profile.</text:p>
      <text:p text:style-name="P26">Precondition:</text:p>
      <text:p text:style-name="P5"><text:tab/>User should Click the login link.</text:p>
      <text:p text:style-name="P18"><text:span text:style-name="T14">Primary Flow: </text:span></text:p>
      <text:p text:style-name="P23"><text:span text:style-name="T2">Step 1: </text:span><text:span text:style-name="T6">Enter the email address and password and submit.</text:span></text:p>
      <text:p text:style-name="P23"><text:span text:style-name="T2">Step 2:</text:span><text:span text:style-name="T6"> Click on login button so page navigates to program list.</text:span></text:p>
      <text:p text:style-name="P26">Alternate Flow:</text:p>
      <text:p text:style-name="P1"><text:span text:style-name="T6"><text:s text:c="12"/></text:span><text:span text:style-name="T2">Step 1:</text:span><text:span text:style-name="T6"> User will be prompted to enter valid email address and password.</text:span></text:p>
      <text:p text:style-name="P26">End State:</text:p>
      <text:p text:style-name="P5"><text:tab/>User is authenticated.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Use Case 3: Account Setup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UseCaseName</text:p>
          </table:table-cell>
          <table:table-cell table:style-name="Table3.B1" office:value-type="string">
            <text:p text:style-name="P5">Account Setup</text:p>
          </table:table-cell>
          <table:table-cell table:style-name="Table3.C1" office:value-type="string">
            <text:p text:style-name="P13">UseCaseType</text:p>
          </table:table-cell>
          <table:table-cell table:style-name="Table3.D1" office:value-type="string">
            <text:p text:style-name="P3">BusinessFlow</text:p>
          </table:table-cell>
        </table:table-row>
        <table:table-row table:style-name="Table3.1">
          <table:table-cell table:style-name="Table3.A2" office:value-type="string">
            <text:p text:style-name="P13">UsecaseID</text:p>
          </table:table-cell>
          <table:table-cell table:style-name="Table3.B2" office:value-type="string">
            <text:p text:style-name="P5">UC_SKS_003</text:p>
          </table:table-cell>
          <table:table-cell table:style-name="Table3.C2" office:value-type="string">
            <text:p text:style-name="P13">Priority</text:p>
          </table:table-cell>
          <table:table-cell table:style-name="Table3.D2" office:value-type="string">
            <text:p text:style-name="P5">Simple</text:p>
          </table:table-cell>
        </table:table-row>
        <table:table-row table:style-name="Table3.1">
          <table:table-cell table:style-name="Table3.A3" office:value-type="string">
            <text:p text:style-name="P13">PrimaryActors</text:p>
          </table:table-cell>
          <table:table-cell table:style-name="Table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>OtherActors</text:p>
          </table:table-cell>
          <table:table-cell table:style-name="Table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New user can Register themself .</text:p>
      <text:p text:style-name="P26">Precondition:</text:p>
      <text:p text:style-name="P5"><text:tab/>User selected i don't have a soccerkids account and clicked continue in home page .</text:p>
      <text:p text:style-name="P21">Primary Flow: </text:p>
      <text:p text:style-name="P1"><text:span text:style-name="T6"><text:s text:c="12"/></text:span><text:span text:style-name="T2">Step 1: </text:span><text:span text:style-name="T6">Enter valid email id .</text:span></text:p>
      <text:p text:style-name="P1"><text:span text:style-name="T6"><text:s text:c="12"/></text:span><text:span text:style-name="T2">Step 2</text:span><text:span text:style-name="T6">: Enter password <text:s/>.</text:span></text:p>
      <text:p text:style-name="P1"><text:span text:style-name="T6"><text:s text:c="12"/></text:span><text:span text:style-name="T2">Step 3:</text:span><text:span text:style-name="T6"> Enter <text:s/>password again in confirm password.</text:span></text:p>
      <text:p text:style-name="P5"><text:s text:c="12"/><text:span text:style-name="T19">Step 4</text:span>: Type the security code.</text:p>
      <text:p text:style-name="P5"><text:s text:c="12"/><text:span text:style-name="T19">Step 5</text:span>: Click on create my account with valid details page will navigate to contact info page </text:p>
      <text:p text:style-name="P26">Alternate Flow:</text:p>
      <text:p text:style-name="P5"><text:tab/>NA .</text:p>
      <text:p text:style-name="P26">End State:</text:p>
      <text:p text:style-name="P18"><text:span text:style-name="T15"><text:tab/></text:span><text:span text:style-name="T6">User creates a new account and page navigated to contact info pag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><text:soft-page-break/></text:p>
      <text:p text:style-name="P19">Use Case 4: Contact Info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3">UseCaseName</text:p>
          </table:table-cell>
          <table:table-cell table:style-name="Table4.B1" office:value-type="string">
            <text:p text:style-name="P3">Contact Info</text:p>
          </table:table-cell>
          <table:table-cell table:style-name="Table4.C1" office:value-type="string">
            <text:p text:style-name="P13">UseCaseType</text:p>
          </table:table-cell>
          <table:table-cell table:style-name="Table4.D1" office:value-type="string">
            <text:p text:style-name="P3">BusinessFlow</text:p>
          </table:table-cell>
        </table:table-row>
        <table:table-row table:style-name="Table4.1">
          <table:table-cell table:style-name="Table4.A2" office:value-type="string">
            <text:p text:style-name="P13">UsecaseID</text:p>
          </table:table-cell>
          <table:table-cell table:style-name="Table4.B2" office:value-type="string">
            <text:p text:style-name="P5">UC_SKS_004</text:p>
          </table:table-cell>
          <table:table-cell table:style-name="Table4.C2" office:value-type="string">
            <text:p text:style-name="P13">Priority</text:p>
          </table:table-cell>
          <table:table-cell table:style-name="Table4.D2" office:value-type="string">
            <text:p text:style-name="P5">Simple</text:p>
          </table:table-cell>
        </table:table-row>
        <table:table-row table:style-name="Table4.1">
          <table:table-cell table:style-name="Table4.A3" office:value-type="string">
            <text:p text:style-name="P13">PrimaryActors</text:p>
          </table:table-cell>
          <table:table-cell table:style-name="Table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3">OtherActors</text:p>
          </table:table-cell>
          <table:table-cell table:style-name="Table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s can give their contact informations.</text:p>
      <text:p text:style-name="P26">Precondition:</text:p>
      <text:p text:style-name="P5"><text:tab/>User clicks on create account button in account info page and user is in contact info <text:s/><text:tab/>page.</text:p>
      <text:p text:style-name="P21">Primary Flow: </text:p>
      <text:p text:style-name="P23"><text:span text:style-name="T2">Step 1: </text:span><text:span text:style-name="T6">Enter first name.</text:span></text:p>
      <text:p text:style-name="P23"><text:span text:style-name="T2">Step 2:</text:span><text:span text:style-name="T6"> Enter last name .</text:span></text:p>
      <text:p text:style-name="P23"><text:span text:style-name="T2">Step 3:</text:span><text:span text:style-name="T6"> Enter Address Line 1.</text:span></text:p>
      <text:p text:style-name="P23"><text:span text:style-name="T2">Step 4:</text:span><text:span text:style-name="T6"> Enter Address Line 2.</text:span></text:p>
      <text:p text:style-name="P23"><text:span text:style-name="T2">Step 5:</text:span><text:span text:style-name="T6"> Enter city.</text:span></text:p>
      <text:p text:style-name="P23"><text:span text:style-name="T2">Step 6:</text:span><text:span text:style-name="T6"> Enter state .</text:span></text:p>
      <text:p text:style-name="P23"><text:span text:style-name="T2">Step 7:</text:span><text:span text:style-name="T6"> Enter Zip.</text:span></text:p>
      <text:p text:style-name="P23"><text:span text:style-name="T2">Step 8:</text:span><text:span text:style-name="T6"> Enter Home Phone.</text:span></text:p>
      <text:p text:style-name="P23"><text:span text:style-name="T2">Step 9:</text:span><text:span text:style-name="T6"> Enter Alternate phone.</text:span></text:p>
      <text:p text:style-name="P23"><text:span text:style-name="T2">Step 10:</text:span><text:span text:style-name="T6"> Enter Alternate Email.</text:span></text:p>
      <text:p text:style-name="P23"><text:span text:style-name="T2">Step 11:</text:span><text:span text:style-name="T6"> Enter current password.</text:span></text:p>
      <text:p text:style-name="P23"><text:span text:style-name="T2">Step 12:</text:span><text:span text:style-name="T6"> Click on continue will navigate to registration view page.</text:span></text:p>
      <text:p text:style-name="P26">Alternate Flow:</text:p>
      <text:p text:style-name="P5"><text:tab/>NA.</text:p>
      <text:p text:style-name="P26">End State:</text:p>
      <text:p text:style-name="P18"><text:span text:style-name="T15"><text:tab/></text:span><text:span text:style-name="T6">User had registered their contact informations and page navigated to Registration page.</text:span></text:p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Use Case 5: Registration page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UseCaseName</text:p>
          </table:table-cell>
          <table:table-cell table:style-name="Table5.B1" office:value-type="string">
            <text:p text:style-name="P5">Registration Page</text:p>
          </table:table-cell>
          <table:table-cell table:style-name="Table5.C1" office:value-type="string">
            <text:p text:style-name="P13">UseCaseType</text:p>
          </table:table-cell>
          <table:table-cell table:style-name="Table5.D1" office:value-type="string">
            <text:p text:style-name="P3">BusinessFlow</text:p>
          </table:table-cell>
        </table:table-row>
        <table:table-row table:style-name="Table5.1">
          <table:table-cell table:style-name="Table5.A2" office:value-type="string">
            <text:p text:style-name="P13">UsecaseID</text:p>
          </table:table-cell>
          <table:table-cell table:style-name="Table5.B2" office:value-type="string">
            <text:p text:style-name="P5">UC_SKS_005</text:p>
          </table:table-cell>
          <table:table-cell table:style-name="Table5.C2" office:value-type="string">
            <text:p text:style-name="P13">Priority</text:p>
          </table:table-cell>
          <table:table-cell table:style-name="Table5.D2" office:value-type="string">
            <text:p text:style-name="P5">Simple</text:p>
          </table:table-cell>
        </table:table-row>
        <table:table-row table:style-name="Table5.1">
          <table:table-cell table:style-name="Table5.A3" office:value-type="string">
            <text:p text:style-name="P13">PrimaryActors</text:p>
          </table:table-cell>
          <table:table-cell table:style-name="Table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3">OtherActors</text:p>
          </table:table-cell>
          <table:table-cell table:style-name="Table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gives players information.</text:p>
      <text:p text:style-name="P26">Precondition:</text:p>
      <text:p text:style-name="P5"><text:tab/>User clicks on continue button in acontact info page and user is in registration page.</text:p>
      <text:p text:style-name="P21">Primary Flow: </text:p>
      <text:p text:style-name="P23"><text:span text:style-name="T2">Step 1: </text:span><text:span text:style-name="T6">Enter Players first name.</text:span></text:p>
      <text:p text:style-name="P23"><text:span text:style-name="T2">Step 2:</text:span><text:span text:style-name="T6"> Enter Players <text:s/>Middle name. </text:span></text:p>
      <text:p text:style-name="P23"><text:span text:style-name="T2">Step 3:</text:span><text:span text:style-name="T6"> Enter Players <text:s/>last name .</text:span></text:p>
      <text:p text:style-name="P23"><text:span text:style-name="T2">Step 4:</text:span><text:span text:style-name="T6"> Select date of birth.</text:span></text:p>
      <text:p text:style-name="P23"><text:span text:style-name="T2">Step 5: </text:span><text:span text:style-name="T7">Select</text:span><text:span text:style-name="T6"> Gender.</text:span></text:p>
      <text:p text:style-name="P23"><text:span text:style-name="T2">Step 6:</text:span><text:span text:style-name="T6"> Enter School Name.</text:span></text:p>
      <text:p text:style-name="P23"><text:span text:style-name="T2">Step 7:</text:span><text:span text:style-name="T6"> Enter Registrant Info (Medical/Special).</text:span></text:p>
      <text:p text:style-name="P23"><text:span text:style-name="T2">Step 8:</text:span><text:span text:style-name="T6"> Click on continue will navigate to program <text:s/>overview <text:s/>page.</text:span></text:p>
      <text:p text:style-name="P23"><text:span text:style-name="T2">Step 9:</text:span><text:span text:style-name="T6"> Click on addplayer will redirect <text:s/>to <text:s text:c="2"/>Registration page to add new player.</text:span></text:p>
      <text:p text:style-name="P23"><text:span text:style-name="T6"/></text:p>
      <text:p text:style-name="P26">Alternate Flow:</text:p>
      <text:p text:style-name="P5"><text:tab/>NA.</text:p>
      <text:p text:style-name="P26">End State:</text:p>
      <text:p text:style-name="P18"><text:span text:style-name="T15"><text:tab/></text:span><text:span text:style-name="T6">User had registered players informations and page navigated to program overview pag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19">Use Case 6: forgot your Password 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3">UseCaseName</text:p>
          </table:table-cell>
          <table:table-cell table:style-name="Table10.B1" office:value-type="string">
            <text:p text:style-name="P3">Forgot your password </text:p>
          </table:table-cell>
          <table:table-cell table:style-name="Table10.C1" office:value-type="string">
            <text:p text:style-name="P13">UseCaseType</text:p>
          </table:table-cell>
          <table:table-cell table:style-name="Table10.D1" office:value-type="string">
            <text:p text:style-name="P3">BusinessFlow</text:p>
          </table:table-cell>
        </table:table-row>
        <table:table-row table:style-name="Table10.1">
          <table:table-cell table:style-name="Table10.A2" office:value-type="string">
            <text:p text:style-name="P13">UsecaseID</text:p>
          </table:table-cell>
          <table:table-cell table:style-name="Table10.B2" office:value-type="string">
            <text:p text:style-name="P5">UC_SKS_006</text:p>
          </table:table-cell>
          <table:table-cell table:style-name="Table10.C2" office:value-type="string">
            <text:p text:style-name="P13">Priority</text:p>
          </table:table-cell>
          <table:table-cell table:style-name="Table10.D2" office:value-type="string">
            <text:p text:style-name="P5">Simple</text:p>
          </table:table-cell>
        </table:table-row>
        <table:table-row table:style-name="Table10.1">
          <table:table-cell table:style-name="Table10.A3" office:value-type="string">
            <text:p text:style-name="P13">PrimaryActors</text:p>
          </table:table-cell>
          <table:table-cell table:style-name="Table1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3">OtherActors</text:p>
          </table:table-cell>
          <table:table-cell table:style-name="Table1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recover the password <text:s/>.</text:p>
      <text:p text:style-name="P26">Precondition:</text:p>
      <text:p text:style-name="P5"><text:tab/>User is registered and user clicks on forgot my password link.</text:p>
      <text:p text:style-name="P21">Primary Flow: </text:p>
      <text:p text:style-name="P23"><text:span text:style-name="T2">Step 1: </text:span><text:span text:style-name="T6">Enter the valid email address.</text:span></text:p>
      <text:p text:style-name="P23"><text:span text:style-name="T2">Step 2:</text:span><text:span text:style-name="T6"> Clicks on send me reset <text:s/>password instructions <text:s/>will send a mail to the reset the <text:s text:c="5"/><text:tab/>password.</text:span></text:p>
      <text:p text:style-name="P26">Alternate Flow:</text:p>
      <text:p text:style-name="P14"><text:span text:style-name="T8"><text:tab/></text:span><text:span text:style-name="T7">NA.</text:span></text:p>
      <text:p text:style-name="P26">End State:</text:p>
      <text:p text:style-name="P18"><text:span text:style-name="T15"><text:tab/></text:span><text:span text:style-name="T6">The password is recovered and <text:s/>message of your new password had been sent to your email address.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9">Use Case 7: Reset your Password </text:p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3">UseCaseName</text:p>
          </table:table-cell>
          <table:table-cell table:style-name="Table11.B1" office:value-type="string">
            <text:p text:style-name="P3">Reset your password </text:p>
          </table:table-cell>
          <table:table-cell table:style-name="Table11.C1" office:value-type="string">
            <text:p text:style-name="P13">UseCaseType</text:p>
          </table:table-cell>
          <table:table-cell table:style-name="Table11.D1" office:value-type="string">
            <text:p text:style-name="P3">BusinessFlow</text:p>
          </table:table-cell>
        </table:table-row>
        <table:table-row table:style-name="Table11.1">
          <table:table-cell table:style-name="Table11.A2" office:value-type="string">
            <text:p text:style-name="P13">UsecaseID</text:p>
          </table:table-cell>
          <table:table-cell table:style-name="Table11.B2" office:value-type="string">
            <text:p text:style-name="P5">UC_SKS_007</text:p>
          </table:table-cell>
          <table:table-cell table:style-name="Table11.C2" office:value-type="string">
            <text:p text:style-name="P13">Priority</text:p>
          </table:table-cell>
          <table:table-cell table:style-name="Table11.D2" office:value-type="string">
            <text:p text:style-name="P5">Simple</text:p>
          </table:table-cell>
        </table:table-row>
        <table:table-row table:style-name="Table11.1">
          <table:table-cell table:style-name="Table11.A3" office:value-type="string">
            <text:p text:style-name="P13">PrimaryActors</text:p>
          </table:table-cell>
          <table:table-cell table:style-name="Table11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3">OtherActors</text:p>
          </table:table-cell>
          <table:table-cell table:style-name="Table11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reset their password <text:s/>.</text:p>
      <text:p text:style-name="P26">Precondition:</text:p>
      <text:p text:style-name="P5"><text:tab/>On clicking get my password , password is been sent to email id <text:s/>on clicking change my <text:tab/>password link page navigated to Reset your password page .</text:p>
      <text:p text:style-name="P21">Primary Flow: </text:p>
      <text:p text:style-name="P23"><text:span text:style-name="T2">Step 1: </text:span><text:span text:style-name="T6">Enter the new password .</text:span></text:p>
      <text:p text:style-name="P23"><text:span text:style-name="T2">Step 2:</text:span><text:span text:style-name="T6"> Retype the password in conform password.</text:span></text:p>
      <text:p text:style-name="P24"><text:span text:style-name="T19">Step 3:</text:span> On clicking login page navigates to program list.</text:p>
      <text:p text:style-name="P26">Alternate Flow:</text:p>
      <text:p text:style-name="P1"><text:span text:style-name="T6"><text:tab/></text:span><text:span text:style-name="T7">Na.</text:span></text:p>
      <text:p text:style-name="P26">End State:</text:p>
      <text:p text:style-name="P18"><text:span text:style-name="T15"><text:tab/></text:span><text:span text:style-name="T6">The password had reset and page navigated to program list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><text:soft-page-break/></text:p>
      <text:p text:style-name="P20"/>
      <text:p text:style-name="P20"/>
      <text:p text:style-name="P19">Use Case 8: Members Add Email id for Notification </text:p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3">UseCaseName</text:p>
          </table:table-cell>
          <table:table-cell table:style-name="Table12.B1" office:value-type="string">
            <text:p text:style-name="P3">Members Add Email id for Notification </text:p>
          </table:table-cell>
          <table:table-cell table:style-name="Table12.C1" office:value-type="string">
            <text:p text:style-name="P13">UseCaseType</text:p>
          </table:table-cell>
          <table:table-cell table:style-name="Table12.D1" office:value-type="string">
            <text:p text:style-name="P3">BusinessFlow</text:p>
          </table:table-cell>
        </table:table-row>
        <table:table-row table:style-name="Table12.1">
          <table:table-cell table:style-name="Table12.A2" office:value-type="string">
            <text:p text:style-name="P13">UsecaseID</text:p>
          </table:table-cell>
          <table:table-cell table:style-name="Table12.B2" office:value-type="string">
            <text:p text:style-name="P7">UC_SKS_008</text:p>
          </table:table-cell>
          <table:table-cell table:style-name="Table12.C2" office:value-type="string">
            <text:p text:style-name="P13">Priority</text:p>
          </table:table-cell>
          <table:table-cell table:style-name="Table12.D2" office:value-type="string">
            <text:p text:style-name="P5">Simple</text:p>
          </table:table-cell>
        </table:table-row>
        <table:table-row table:style-name="Table12.1">
          <table:table-cell table:style-name="Table12.A3" office:value-type="string">
            <text:p text:style-name="P13">PrimaryActors</text:p>
          </table:table-cell>
          <table:table-cell table:style-name="Table12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3">OtherActors</text:p>
          </table:table-cell>
          <table:table-cell table:style-name="Table12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add their email id for getting notification.</text:p>
      <text:p text:style-name="P26">Precondition:</text:p>
      <text:p text:style-name="P5"><text:tab/>Na.</text:p>
      <text:p text:style-name="P21">Primary Flow: </text:p>
      <text:p text:style-name="P23"><text:span text:style-name="T2">Step 1: </text:span><text:span text:style-name="T6">Enter the Email Id .</text:span></text:p>
      <text:p text:style-name="P23"><text:span text:style-name="T2">Step 2:</text:span><text:span text:style-name="T6"> Click on send notification button page navigates to home page</text:span></text:p>
      <text:p text:style-name="P26">Alternate Flow:</text:p>
      <text:p text:style-name="P1"><text:span text:style-name="T6"><text:tab/></text:span><text:span text:style-name="T7">NA.</text:span></text:p>
      <text:p text:style-name="P26">End state:</text:p>
      <text:p text:style-name="P27"><text:span text:style-name="T14"><text:s text:c="12"/></text:span><text:span text:style-name="T6">Email id had been added to get notifications list.</text:span></text:p>
      <text:p text:style-name="P28"/>
      <text:p text:style-name="P28"/>
      <text:p text:style-name="P28"/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9">Use Case 9: Program </text:p>
      <text:p text:style-name="P3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3">UseCaseName</text:p>
          </table:table-cell>
          <table:table-cell table:style-name="Table13.B1" office:value-type="string">
            <text:p text:style-name="P3">Program </text:p>
          </table:table-cell>
          <table:table-cell table:style-name="Table13.C1" office:value-type="string">
            <text:p text:style-name="P13">UseCaseType</text:p>
          </table:table-cell>
          <table:table-cell table:style-name="Table13.D1" office:value-type="string">
            <text:p text:style-name="P3">BusinessFlow</text:p>
          </table:table-cell>
        </table:table-row>
        <table:table-row table:style-name="Table13.1">
          <table:table-cell table:style-name="Table13.A2" office:value-type="string">
            <text:p text:style-name="P13">UsecaseID</text:p>
          </table:table-cell>
          <table:table-cell table:style-name="Table13.B2" office:value-type="string">
            <text:p text:style-name="P5">UC_SKS_009</text:p>
          </table:table-cell>
          <table:table-cell table:style-name="Table13.C2" office:value-type="string">
            <text:p text:style-name="P13">Priority</text:p>
          </table:table-cell>
          <table:table-cell table:style-name="Table13.D2" office:value-type="string">
            <text:p text:style-name="P5">Simple</text:p>
          </table:table-cell>
        </table:table-row>
        <table:table-row table:style-name="Table13.1">
          <table:table-cell table:style-name="Table13.A3" office:value-type="string">
            <text:p text:style-name="P13">PrimaryActors</text:p>
          </table:table-cell>
          <table:table-cell table:style-name="Table13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3">OtherActors</text:p>
          </table:table-cell>
          <table:table-cell table:style-name="Table13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.</text:p>
      <text:p text:style-name="P26">Precondition:</text:p>
      <text:p text:style-name="P5"><text:tab/>User had login.</text:p>
      <text:p text:style-name="P21">Primary Flow: </text:p>
      <text:p text:style-name="P23"><text:span text:style-name="T2">Step 1: </text:span><text:span text:style-name="T7">On clicking the program it <text:s/>shows all the programs listed on that season.</text:span></text:p>
      <text:p text:style-name="P24"><text:span text:style-name="T19">Step 2</text:span>: On clicking show all link page navigates to program full schedules page of that <text:tab/>season.</text:p>
      <text:p text:style-name="P24"><text:span text:style-name="T19">Step 3</text:span>: In search box enter Search term and on clicking search it shows particular program. </text:p>
      <text:p text:style-name="P26">Alternate Flow:</text:p>
      <text:p text:style-name="P1"><text:span text:style-name="T6"><text:tab/></text:span><text:span text:style-name="T7">NA.</text:span></text:p>
      <text:p text:style-name="P26">End State:</text:p>
      <text:p text:style-name="P22"><text:s text:c="14"/>User viewed Program and on selecting particular program page navigated to program list details pag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19">Use Case 10: Program List</text:p>
      <text:p text:style-name="P3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3">UseCaseName</text:p>
          </table:table-cell>
          <table:table-cell table:style-name="Table21.B1" office:value-type="string">
            <text:p text:style-name="P3">Program List </text:p>
          </table:table-cell>
          <table:table-cell table:style-name="Table21.C1" office:value-type="string">
            <text:p text:style-name="P13">UseCaseType</text:p>
          </table:table-cell>
          <table:table-cell table:style-name="Table21.D1" office:value-type="string">
            <text:p text:style-name="P3">BusinessFlow</text:p>
          </table:table-cell>
        </table:table-row>
        <table:table-row table:style-name="Table21.1">
          <table:table-cell table:style-name="Table21.A2" office:value-type="string">
            <text:p text:style-name="P13">UsecaseID</text:p>
          </table:table-cell>
          <table:table-cell table:style-name="Table21.B2" office:value-type="string">
            <text:p text:style-name="P5">UC_SKS_009</text:p>
          </table:table-cell>
          <table:table-cell table:style-name="Table21.C2" office:value-type="string">
            <text:p text:style-name="P13">Priority</text:p>
          </table:table-cell>
          <table:table-cell table:style-name="Table21.D2" office:value-type="string">
            <text:p text:style-name="P5">Simple</text:p>
          </table:table-cell>
        </table:table-row>
        <table:table-row table:style-name="Table21.1">
          <table:table-cell table:style-name="Table21.A3" office:value-type="string">
            <text:p text:style-name="P13">PrimaryActors</text:p>
          </table:table-cell>
          <table:table-cell table:style-name="Table21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13">OtherActors</text:p>
          </table:table-cell>
          <table:table-cell table:style-name="Table21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list.</text:p>
      <text:p text:style-name="P26">Precondition:</text:p>
      <text:p text:style-name="P5"><text:tab/>User had login.</text:p>
      <text:p text:style-name="P21">Primary Flow: </text:p>
      <text:p text:style-name="P23"><text:span text:style-name="T2">Step 1: </text:span><text:span text:style-name="T7">On clicking the program list it <text:s/>shows all the programs scheduled on that list.</text:span></text:p>
      <text:p text:style-name="P24"/>
      <text:p text:style-name="P26">Alternate Flow:</text:p>
      <text:p text:style-name="P1"><text:span text:style-name="T6"><text:tab/></text:span><text:span text:style-name="T7">NA.</text:span></text:p>
      <text:p text:style-name="P26">End State:</text:p>
      <text:p text:style-name="P22"><text:s text:c="14"/>User viewed Program and on selecting particular program page navigated to program list schedule <text:s/>page.</text:p>
      <text:p text:style-name="P22"/>
      <text:p text:style-name="P22"/>
      <text:p text:style-name="P22"/>
      <text:p text:style-name="P22"/>
      <text:p text:style-name="P22"/>
      <text:p text:style-name="P28"/>
      <text:p text:style-name="P28"/>
      <text:p text:style-name="P20"><text:soft-page-break/></text:p>
      <text:p text:style-name="P19"/>
      <text:p text:style-name="P19"/>
      <text:p text:style-name="P19"/>
      <text:p text:style-name="P19"/>
      <text:p text:style-name="P19"/>
      <text:p text:style-name="P19">Use Case 11: Program Category Details</text:p>
      <text:p text:style-name="P31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3">UseCaseName</text:p>
          </table:table-cell>
          <table:table-cell table:style-name="Table14.B1" office:value-type="string">
            <text:p text:style-name="P3">Program Category Details</text:p>
          </table:table-cell>
          <table:table-cell table:style-name="Table14.C1" office:value-type="string">
            <text:p text:style-name="P13">UseCaseType</text:p>
          </table:table-cell>
          <table:table-cell table:style-name="Table14.D1" office:value-type="string">
            <text:p text:style-name="P3">BusinessFlow</text:p>
          </table:table-cell>
        </table:table-row>
        <table:table-row table:style-name="Table14.1">
          <table:table-cell table:style-name="Table14.A2" office:value-type="string">
            <text:p text:style-name="P13">UsecaseID</text:p>
          </table:table-cell>
          <table:table-cell table:style-name="Table14.B2" office:value-type="string">
            <text:p text:style-name="P5">UC_SKS_011</text:p>
          </table:table-cell>
          <table:table-cell table:style-name="Table14.C2" office:value-type="string">
            <text:p text:style-name="P13">Priority</text:p>
          </table:table-cell>
          <table:table-cell table:style-name="Table14.D2" office:value-type="string">
            <text:p text:style-name="P5">Simple</text:p>
          </table:table-cell>
        </table:table-row>
        <table:table-row table:style-name="Table14.1">
          <table:table-cell table:style-name="Table14.A3" office:value-type="string">
            <text:p text:style-name="P13">PrimaryActors</text:p>
          </table:table-cell>
          <table:table-cell table:style-name="Table14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3">OtherActors</text:p>
          </table:table-cell>
          <table:table-cell table:style-name="Table14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s list.</text:p>
      <text:p text:style-name="P26">Precondition:</text:p>
      <text:p text:style-name="P5"><text:tab/><text:span text:style-name="T16">User is authenticated .</text:span></text:p>
      <text:p text:style-name="P21">Primary Flow: </text:p>
      <text:p text:style-name="P23"><text:span text:style-name="T2">Step 1: </text:span><text:span text:style-name="T7">On clicking the program list name page navigates to corresponding program details page.</text:span></text:p>
      <text:p text:style-name="P23"><text:span text:style-name="T6"/></text:p>
      <text:p text:style-name="P26">Alternate Flow:</text:p>
      <text:p text:style-name="P1"><text:span text:style-name="T6"><text:tab/></text:span><text:span text:style-name="T7">NA.</text:span></text:p>
      <text:p text:style-name="P26">End State:</text:p>
      <text:p text:style-name="P27"><text:s text:c="11"/><text:span text:style-name="T17"><text:s/>P</text:span><text:span text:style-name="T18">rogram schedule <text:s/>is 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/>
      <text:p text:style-name="P19"/>
      <text:p text:style-name="P19">Use Case 12: Program Full schedules</text:p>
      <text:p text:style-name="P3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3">UseCaseName</text:p>
          </table:table-cell>
          <table:table-cell table:style-name="Table15.B1" office:value-type="string">
            <text:p text:style-name="P3">Program Full Schedules</text:p>
          </table:table-cell>
          <table:table-cell table:style-name="Table15.C1" office:value-type="string">
            <text:p text:style-name="P13">UseCaseType</text:p>
          </table:table-cell>
          <table:table-cell table:style-name="Table15.D1" office:value-type="string">
            <text:p text:style-name="P3">BusinessFlow</text:p>
          </table:table-cell>
        </table:table-row>
        <table:table-row table:style-name="Table15.1">
          <table:table-cell table:style-name="Table15.A2" office:value-type="string">
            <text:p text:style-name="P13">UsecaseID</text:p>
          </table:table-cell>
          <table:table-cell table:style-name="Table15.B2" office:value-type="string">
            <text:p text:style-name="P5">UC_SKS_012</text:p>
          </table:table-cell>
          <table:table-cell table:style-name="Table15.C2" office:value-type="string">
            <text:p text:style-name="P13">Priority</text:p>
          </table:table-cell>
          <table:table-cell table:style-name="Table15.D2" office:value-type="string">
            <text:p text:style-name="P5">Simple</text:p>
          </table:table-cell>
        </table:table-row>
        <table:table-row table:style-name="Table15.1">
          <table:table-cell table:style-name="Table15.A3" office:value-type="string">
            <text:p text:style-name="P13">PrimaryActors</text:p>
          </table:table-cell>
          <table:table-cell table:style-name="Table15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13">OtherActors</text:p>
          </table:table-cell>
          <table:table-cell table:style-name="Table15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Full program schedules.</text:p>
      <text:p text:style-name="P26">Precondition:</text:p>
      <text:p text:style-name="P5"><text:tab/> User clicks on show all and page navigated to program full schedule.</text:p>
      <text:p text:style-name="P21">Primary Flow: </text:p>
      <text:p text:style-name="P23"><text:span text:style-name="T7"/></text:p>
      <text:p text:style-name="P25"><text:span text:style-name="T19">Step 1</text:span>: On clicking Register button program details page is displayed.</text:p>
      <text:p text:style-name="P26">Alternate Flow:</text:p>
      <text:p text:style-name="P14"><text:span text:style-name="T8"><text:tab/></text:span><text:span text:style-name="T7">NA.</text:span></text:p>
      <text:p text:style-name="P26">End State:</text:p>
      <text:p text:style-name="P27"><text:s text:c="11"/>Full<text:span text:style-name="T17"> </text:span><text:span text:style-name="T18">program list is 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19"><text:soft-page-break/></text:p>
      <text:p text:style-name="P19"/>
      <text:p text:style-name="P19">Use Case 13: Program Details page</text:p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3">UseCaseName</text:p>
          </table:table-cell>
          <table:table-cell table:style-name="Table16.B1" office:value-type="string">
            <text:p text:style-name="P3">Program Details page</text:p>
          </table:table-cell>
          <table:table-cell table:style-name="Table16.C1" office:value-type="string">
            <text:p text:style-name="P13">UseCaseType</text:p>
          </table:table-cell>
          <table:table-cell table:style-name="Table16.D1" office:value-type="string">
            <text:p text:style-name="P3">BusinessFlow</text:p>
          </table:table-cell>
        </table:table-row>
        <table:table-row table:style-name="Table16.1">
          <table:table-cell table:style-name="Table16.A2" office:value-type="string">
            <text:p text:style-name="P13">UsecaseID</text:p>
          </table:table-cell>
          <table:table-cell table:style-name="Table16.B2" office:value-type="string">
            <text:p text:style-name="P5">UC_SKS_013</text:p>
          </table:table-cell>
          <table:table-cell table:style-name="Table16.C2" office:value-type="string">
            <text:p text:style-name="P13">Priority</text:p>
          </table:table-cell>
          <table:table-cell table:style-name="Table16.D2" office:value-type="string">
            <text:p text:style-name="P5">Simple</text:p>
          </table:table-cell>
        </table:table-row>
        <table:table-row table:style-name="Table16.1">
          <table:table-cell table:style-name="Table16.A3" office:value-type="string">
            <text:p text:style-name="P13">PrimaryActors</text:p>
          </table:table-cell>
          <table:table-cell table:style-name="Table1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3">OtherActors</text:p>
          </table:table-cell>
          <table:table-cell table:style-name="Table1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 Details.</text:p>
      <text:p text:style-name="P26">Precondition:</text:p>
      <text:p text:style-name="P5"><text:tab/> clicking <text:s/>on Register link in program full schedules page or in program schedules page.</text:p>
      <text:p text:style-name="P21">Primary Flow: </text:p>
      <text:p text:style-name="P23"><text:span text:style-name="T7"/></text:p>
      <text:p text:style-name="P25"><text:span text:style-name="T19">Step 1:</text:span> On clicking player name ,if user is not logged, page navigates to login <text:s text:c="2"/><text:tab/>page.</text:p>
      <text:p text:style-name="P25"><text:span text:style-name="T19">Step 2:</text:span> On clicking player name, if user logged in &amp;already have registrants, page <text:tab/>navigates Member logged in &amp; have Registrants page.</text:p>
      <text:p text:style-name="P23"><text:span text:style-name="T4"><text:s/>Step 3:</text:span><text:span text:style-name="T3"> </text:span><text:span text:style-name="T7">On clicking choose different program link , navigates to program <text:s/>page.</text:span></text:p>
      <text:p text:style-name="P26">Alternate Flow:</text:p>
      <text:p text:style-name="P14"><text:span text:style-name="T8"><text:tab/></text:span><text:span text:style-name="T7">NA.</text:span></text:p>
      <text:p text:style-name="P26">End State:</text:p>
      <text:p text:style-name="P27"><text:s text:c="11"/>Full<text:span text:style-name="T17"> </text:span><text:span text:style-name="T18">program details <text:s/>displayed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0"/>
      <text:p text:style-name="P19">Use Case 14: Member Logged in &amp; Have Registrants</text:p>
      <text:p text:style-name="P3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3">UseCaseName</text:p>
          </table:table-cell>
          <table:table-cell table:style-name="Table17.B1" office:value-type="string">
            <text:p text:style-name="P3">Member logged in &amp; have Registrants</text:p>
          </table:table-cell>
          <table:table-cell table:style-name="Table17.C1" office:value-type="string">
            <text:p text:style-name="P13">UseCaseType</text:p>
          </table:table-cell>
          <table:table-cell table:style-name="Table17.D1" office:value-type="string">
            <text:p text:style-name="P3">BusinessFlow</text:p>
          </table:table-cell>
        </table:table-row>
        <table:table-row table:style-name="Table17.1">
          <table:table-cell table:style-name="Table17.A2" office:value-type="string">
            <text:p text:style-name="P13">UsecaseID</text:p>
          </table:table-cell>
          <table:table-cell table:style-name="Table17.B2" office:value-type="string">
            <text:p text:style-name="P5">UC_SKS_014</text:p>
          </table:table-cell>
          <table:table-cell table:style-name="Table17.C2" office:value-type="string">
            <text:p text:style-name="P13">Priority</text:p>
          </table:table-cell>
          <table:table-cell table:style-name="Table17.D2" office:value-type="string">
            <text:p text:style-name="P5">Simple</text:p>
          </table:table-cell>
        </table:table-row>
        <table:table-row table:style-name="Table17.1">
          <table:table-cell table:style-name="Table17.A3" office:value-type="string">
            <text:p text:style-name="P13">PrimaryActors</text:p>
          </table:table-cell>
          <table:table-cell table:style-name="Table1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13">OtherActors</text:p>
          </table:table-cell>
          <table:table-cell table:style-name="Table1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the program that was selected and player details to whom they going to <text:tab/>register .</text:p>
      <text:p text:style-name="P26">Precondition:</text:p>
      <text:p text:style-name="P5"><text:tab/>On clicking player name link in program details page page <text:s/>navigates to Member logged in &amp; Have Registrants page.</text:p>
      <text:p text:style-name="P18"><text:span text:style-name="T14">Primary Flow: </text:span></text:p>
      <text:p text:style-name="P25"><text:span text:style-name="T19">Step 1:</text:span> Select register link in particular players name page navigates to over view page <text:s/>.</text:p>
      <text:p text:style-name="P25"><text:span text:style-name="T19">Step 2:</text:span> on clicking Enlarge image link . A enlarge image page <text:s/>new windows opened <text:s/></text:p>
      <text:p text:style-name="P26">Alternate Flow:</text:p>
      <text:p text:style-name="P14"><text:span text:style-name="T8"><text:tab/></text:span><text:span text:style-name="T7">NA.</text:span></text:p>
      <text:p text:style-name="P26">End State:</text:p>
      <text:p text:style-name="P27"><text:s text:c="11"/>P<text:span text:style-name="T18">rogram details <text:s/>is displayed 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1"/>
      <text:p text:style-name="P28"/>
      <text:p text:style-name="P28"><text:soft-page-break/></text:p>
      <text:p text:style-name="P28"/>
      <text:p text:style-name="P19">Use Case 15: Large Image View</text:p>
      <text:p text:style-name="P3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3">UseCaseName</text:p>
          </table:table-cell>
          <table:table-cell table:style-name="Table20.B1" office:value-type="string">
            <text:p text:style-name="P3">Large Image View</text:p>
          </table:table-cell>
          <table:table-cell table:style-name="Table20.C1" office:value-type="string">
            <text:p text:style-name="P13">UseCaseType</text:p>
          </table:table-cell>
          <table:table-cell table:style-name="Table20.D1" office:value-type="string">
            <text:p text:style-name="P3">BusinessFlow</text:p>
          </table:table-cell>
        </table:table-row>
        <table:table-row table:style-name="Table20.1">
          <table:table-cell table:style-name="Table20.A2" office:value-type="string">
            <text:p text:style-name="P13">UsecaseID</text:p>
          </table:table-cell>
          <table:table-cell table:style-name="Table20.B2" office:value-type="string">
            <text:p text:style-name="P5">UC_SKS_015</text:p>
          </table:table-cell>
          <table:table-cell table:style-name="Table20.C2" office:value-type="string">
            <text:p text:style-name="P13">Priority</text:p>
          </table:table-cell>
          <table:table-cell table:style-name="Table20.D2" office:value-type="string">
            <text:p text:style-name="P5">Simple</text:p>
          </table:table-cell>
        </table:table-row>
        <table:table-row table:style-name="Table20.1">
          <table:table-cell table:style-name="Table20.A3" office:value-type="string">
            <text:p text:style-name="P13">PrimaryActors</text:p>
          </table:table-cell>
          <table:table-cell table:style-name="Table20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13">OtherActors</text:p>
          </table:table-cell>
          <table:table-cell table:style-name="Table20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larger image of <text:s/>kit item .</text:p>
      <text:p text:style-name="P26">Precondition:</text:p>
      <text:p text:style-name="P5"><text:tab/>On clicking Enlarge image link in <text:span text:style-name="T22">Member logged in &amp; have Registrants</text:span> page Large <text:tab/>image view is displayed in new window.</text:p>
      <text:p text:style-name="P15">Primary Flow: </text:p>
      <text:p text:style-name="P23"><text:span text:style-name="T7">user can view enlarged image.</text:span></text:p>
      <text:p text:style-name="P32">Alternate Flow:</text:p>
      <text:p text:style-name="P14"><text:span text:style-name="T8"><text:tab/></text:span><text:span text:style-name="T7">NA.</text:span></text:p>
      <text:p text:style-name="P26">End State:</text:p>
      <text:p text:style-name="P27"><text:s text:c="8"/><text:span text:style-name="T18"><text:s text:c="4"/>User viewed enlarged image .</text:span></text:p>
      <text:p text:style-name="P27"><text:span text:style-name="T18"/></text:p>
      <text:p text:style-name="P27"><text:span text:style-name="T18"/></text:p>
      <text:p text:style-name="P27"><text:span text:style-name="T18">\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0"/>
      <text:p text:style-name="P19">Use Case 16: Check Out</text:p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3">UseCaseName</text:p>
          </table:table-cell>
          <table:table-cell table:style-name="Table7.B1" office:value-type="string">
            <text:p text:style-name="P4">Check Out</text:p>
          </table:table-cell>
          <table:table-cell table:style-name="Table7.C1" office:value-type="string">
            <text:p text:style-name="P13">UseCaseType</text:p>
          </table:table-cell>
          <table:table-cell table:style-name="Table7.D1" office:value-type="string">
            <text:p text:style-name="P3">BusinessFlow</text:p>
          </table:table-cell>
        </table:table-row>
        <table:table-row table:style-name="Table7.1">
          <table:table-cell table:style-name="Table7.A2" office:value-type="string">
            <text:p text:style-name="P13">UsecaseID</text:p>
          </table:table-cell>
          <table:table-cell table:style-name="Table7.B2" office:value-type="string">
            <text:p text:style-name="P5">UC_SKS_016</text:p>
          </table:table-cell>
          <table:table-cell table:style-name="Table7.C2" office:value-type="string">
            <text:p text:style-name="P13">Priority</text:p>
          </table:table-cell>
          <table:table-cell table:style-name="Table7.D2" office:value-type="string">
            <text:p text:style-name="P5">Simple</text:p>
          </table:table-cell>
        </table:table-row>
        <table:table-row table:style-name="Table7.1">
          <table:table-cell table:style-name="Table7.A3" office:value-type="string">
            <text:p text:style-name="P13">PrimaryActors</text:p>
          </table:table-cell>
          <table:table-cell table:style-name="Table7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3">OtherActors</text:p>
          </table:table-cell>
          <table:table-cell table:style-name="Table7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can view Program details,cart details,charge details,Billing Information .</text:p>
      <text:p text:style-name="P26">Precondition:</text:p>
      <text:p text:style-name="P5"><text:tab/>User clicks on continue link in overview page and navigated to checkout page.</text:p>
      <text:p text:style-name="P21">Primary Flow: </text:p>
      <text:p text:style-name="P1"><text:span text:style-name="T6"><text:s text:c="12"/></text:span><text:span text:style-name="T2">Step 1:</text:span><text:span text:style-name="T6"> Enter Card Holder Name .</text:span></text:p>
      <text:p text:style-name="P1"><text:span text:style-name="T2"><text:s text:c="12"/>Step 2:</text:span><text:span text:style-name="T6"> Enter Billing Address.</text:span></text:p>
      <text:p text:style-name="P1"><text:span text:style-name="T2"><text:s text:c="12"/>Step 3:</text:span><text:span text:style-name="T6"> Enter city.</text:span></text:p>
      <text:p text:style-name="P1"><text:span text:style-name="T6"><text:s text:c="12"/></text:span><text:span text:style-name="T2">Step 4:</text:span><text:span text:style-name="T6"> Enter state.</text:span></text:p>
      <text:p text:style-name="P1"><text:span text:style-name="T6"><text:s text:c="12"/></text:span><text:span text:style-name="T2">Step 5:</text:span><text:span text:style-name="T6"> Enter Zip.</text:span></text:p>
      <text:p text:style-name="P1"><text:span text:style-name="T6"><text:s text:c="12"/></text:span><text:span text:style-name="T2">Step 6:</text:span><text:span text:style-name="T6"> Select what kind of card.</text:span></text:p>
      <text:p text:style-name="P1"><text:span text:style-name="T6"><text:s text:c="12"/></text:span><text:span text:style-name="T2">Step 7:</text:span><text:span text:style-name="T6"> Enter Card Number.</text:span></text:p>
      <text:p text:style-name="P1"><text:span text:style-name="T6"><text:s text:c="12"/></text:span><text:span text:style-name="T2">Step 8:</text:span><text:span text:style-name="T6"> Select Expiration Date.</text:span></text:p>
      <text:p text:style-name="P1"><text:span text:style-name="T6"><text:s text:c="12"/></text:span><text:span text:style-name="T2">Step 9:</text:span><text:span text:style-name="T6"> Enter Card Verification Number.</text:span></text:p>
      <text:p text:style-name="P1"><text:span text:style-name="T6"><text:s text:c="12"/></text:span><text:span text:style-name="T2">Step 10:</text:span><text:span text:style-name="T6"> Click on continue will navigate to Thanks Page if card valid navigate to sorry page <text:tab/> <text:s text:c="8"/>if card invalid navigates to already payed page if player already payed.</text:span></text:p>
      <text:p text:style-name="P26">Alternate Flow:</text:p>
      <text:p text:style-name="P5"><text:tab/>NA.</text:p>
      <text:p text:style-name="P26">End State:</text:p>
      <text:p text:style-name="P22"><text:tab/>On clicking continue link page navigates to Thanks page. <text:s/></text:p>
      <text:p text:style-name="P29"/>
      <text:p text:style-name="P29"/>
      <text:p text:style-name="P29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9">Use Case 17: Thanks Page </text:p>
      <text:p text:style-name="P3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3">UseCaseName</text:p>
          </table:table-cell>
          <table:table-cell table:style-name="Table8.B1" office:value-type="string">
            <text:p text:style-name="P3">Thanks page </text:p>
          </table:table-cell>
          <table:table-cell table:style-name="Table8.C1" office:value-type="string">
            <text:p text:style-name="P13">UseCaseType</text:p>
          </table:table-cell>
          <table:table-cell table:style-name="Table8.D1" office:value-type="string">
            <text:p text:style-name="P3">BusinessFlow</text:p>
          </table:table-cell>
        </table:table-row>
        <table:table-row table:style-name="Table8.1">
          <table:table-cell table:style-name="Table8.A2" office:value-type="string">
            <text:p text:style-name="P13">UsecaseID</text:p>
          </table:table-cell>
          <table:table-cell table:style-name="Table8.B2" office:value-type="string">
            <text:p text:style-name="P5">UC_SKS_017</text:p>
          </table:table-cell>
          <table:table-cell table:style-name="Table8.C2" office:value-type="string">
            <text:p text:style-name="P13">Priority</text:p>
          </table:table-cell>
          <table:table-cell table:style-name="Table8.D2" office:value-type="string">
            <text:p text:style-name="P5">Simple</text:p>
          </table:table-cell>
        </table:table-row>
        <table:table-row table:style-name="Table8.1">
          <table:table-cell table:style-name="Table8.A3" office:value-type="string">
            <text:p text:style-name="P13">PrimaryActors</text:p>
          </table:table-cell>
          <table:table-cell table:style-name="Table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3">OtherActors</text:p>
          </table:table-cell>
          <table:table-cell table:style-name="Table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thanks view page.</text:p>
      <text:p text:style-name="P26">Precondition:</text:p>
      <text:p text:style-name="P5"><text:s text:c="20"/>User clicks on continue <text:s/>link in Checkout page <text:s/>with valid details navigates to thanks page.</text:p>
      <text:p text:style-name="P21">Primary Flow: </text:p>
      <text:p text:style-name="P23"><text:span text:style-name="T2">Step 1: </text:span><text:span text:style-name="T6">Click on <text:s/>Home link will navigate to Home page.</text:span></text:p>
      <text:p text:style-name="P23"><text:span text:style-name="T2">Step 2: </text:span><text:span text:style-name="T6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Thanks <text:s/>is displayed and on clicking go to home link navigate to home page.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/>
      <text:p text:style-name="P19">Use Case 18: Sorry Page </text:p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3">UseCaseName</text:p>
          </table:table-cell>
          <table:table-cell table:style-name="Table6.B1" office:value-type="string">
            <text:p text:style-name="P3">Sorry page </text:p>
          </table:table-cell>
          <table:table-cell table:style-name="Table6.C1" office:value-type="string">
            <text:p text:style-name="P13">UseCaseType</text:p>
          </table:table-cell>
          <table:table-cell table:style-name="Table6.D1" office:value-type="string">
            <text:p text:style-name="P3">BusinessFlow</text:p>
          </table:table-cell>
        </table:table-row>
        <table:table-row table:style-name="Table6.1">
          <table:table-cell table:style-name="Table6.A2" office:value-type="string">
            <text:p text:style-name="P13">UsecaseID</text:p>
          </table:table-cell>
          <table:table-cell table:style-name="Table6.B2" office:value-type="string">
            <text:p text:style-name="P5">UC_SKS_018</text:p>
          </table:table-cell>
          <table:table-cell table:style-name="Table6.C2" office:value-type="string">
            <text:p text:style-name="P13">Priority</text:p>
          </table:table-cell>
          <table:table-cell table:style-name="Table6.D2" office:value-type="string">
            <text:p text:style-name="P5">Simple</text:p>
          </table:table-cell>
        </table:table-row>
        <table:table-row table:style-name="Table6.1">
          <table:table-cell table:style-name="Table6.A3" office:value-type="string">
            <text:p text:style-name="P13">PrimaryActors</text:p>
          </table:table-cell>
          <table:table-cell table:style-name="Table6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3">OtherActors</text:p>
          </table:table-cell>
          <table:table-cell table:style-name="Table6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sorry view page.</text:p>
      <text:p text:style-name="P26">Precondition:</text:p>
      <text:p text:style-name="P5"><text:s text:c="20"/>User clicks on continue <text:s/>link in Checkout page <text:s/>with invalid <text:s/>details navigates to sorry page.</text:p>
      <text:p text:style-name="P21">Primary Flow: </text:p>
      <text:p text:style-name="P23"><text:span text:style-name="T2">Step 1: </text:span><text:span text:style-name="T6">Click on <text:s/>Home link will navigate to Home page.</text:span></text:p>
      <text:p text:style-name="P23"><text:span text:style-name="T2">Step 2: </text:span><text:span text:style-name="T6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sorry <text:s/>is displayed and on clicking go to home link navigate to home page.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9">Use Case 19: Already paid Page </text:p>
      <text:p text:style-name="P3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3">UseCaseName</text:p>
          </table:table-cell>
          <table:table-cell table:style-name="Table18.B1" office:value-type="string">
            <text:p text:style-name="P3">Already paid page </text:p>
          </table:table-cell>
          <table:table-cell table:style-name="Table18.C1" office:value-type="string">
            <text:p text:style-name="P13">UseCaseType</text:p>
          </table:table-cell>
          <table:table-cell table:style-name="Table18.D1" office:value-type="string">
            <text:p text:style-name="P3">BusinessFlow</text:p>
          </table:table-cell>
        </table:table-row>
        <table:table-row table:style-name="Table18.1">
          <table:table-cell table:style-name="Table18.A2" office:value-type="string">
            <text:p text:style-name="P13">UsecaseID</text:p>
          </table:table-cell>
          <table:table-cell table:style-name="Table18.B2" office:value-type="string">
            <text:p text:style-name="P5">UC_SKS_019</text:p>
          </table:table-cell>
          <table:table-cell table:style-name="Table18.C2" office:value-type="string">
            <text:p text:style-name="P13">Priority</text:p>
          </table:table-cell>
          <table:table-cell table:style-name="Table18.D2" office:value-type="string">
            <text:p text:style-name="P5">Simple</text:p>
          </table:table-cell>
        </table:table-row>
        <table:table-row table:style-name="Table18.1">
          <table:table-cell table:style-name="Table18.A3" office:value-type="string">
            <text:p text:style-name="P13">PrimaryActors</text:p>
          </table:table-cell>
          <table:table-cell table:style-name="Table18.B3" table:number-columns-spanned="3" office:value-type="string">
            <text:p text:style-name="P5">User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13">OtherActors</text:p>
          </table:table-cell>
          <table:table-cell table:style-name="Table18.D2" table:number-columns-spanned="3" office:value-type="string">
            <text:p text:style-name="P5">NA</text:p>
          </table:table-cell>
          <table:covered-table-cell/>
          <table:covered-table-cell/>
        </table:table-row>
      </table:table>
      <text:p text:style-name="P26">Description:</text:p>
      <text:p text:style-name="P6"><text:tab/>User view already paid <text:s/>view page.</text:p>
      <text:p text:style-name="P26">Precondition:</text:p>
      <text:p text:style-name="P5"><text:s text:c="20"/>User clicks on continue <text:s/>link in Checkout page <text:s/>but he already paid for that palyer then <text:tab/>page <text:s/>navigates to Already paid <text:s/>page.</text:p>
      <text:p text:style-name="P21">Primary Flow: </text:p>
      <text:p text:style-name="P23"><text:span text:style-name="T2">Step 1: </text:span><text:span text:style-name="T6">Click on <text:s/>Home link will navigate to Home page.</text:span></text:p>
      <text:p text:style-name="P23"><text:span text:style-name="T2">Step 2: </text:span><text:span text:style-name="T6">Click on program link will navigate to program page.</text:span></text:p>
      <text:p text:style-name="P26">Alternate Flow:</text:p>
      <text:p text:style-name="P5"><text:tab/>NA.</text:p>
      <text:p text:style-name="P26">End State:</text:p>
      <text:p text:style-name="P22"><text:s text:c="19"/>Already paid page <text:s text:c="2"/>is displayed and on clicking go to home link navigate to home page.</text:p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libri1" svg:font-family="Calibri"/>
    <style:font-face style:name="Liberation Serif" svg:font-family="'Liberation Serif'"/>
    <style:font-face style:name="Verdana" svg:font-family="Verdana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8T11:12:25</dc:date>
    <dc:creator>chilambarasan </dc:creator>
    <meta:editing-duration>PT10H2M2S</meta:editing-duration>
    <meta:editing-cycles>376</meta:editing-cycles>
    <meta:generator>LibreOffice/3.4$Linux LibreOffice_project/340m1$Build-302</meta:generator>
    <meta:document-statistic meta:table-count="20" meta:image-count="0" meta:object-count="0" meta:page-count="22" meta:paragraph-count="583" meta:word-count="2173" meta:character-count="13843" meta:non-whitespace-character-count="11555"/>
  </office:meta>
</office:document-meta>
</file>